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861d9" officeooo:paragraph-rsid="001861d9"/>
    </style:style>
    <style:style style:name="P2" style:family="paragraph" style:parent-style-name="Standard">
      <style:text-properties officeooo:rsid="001861d9" officeooo:paragraph-rsid="001a0c3b"/>
    </style:style>
    <style:style style:name="P3" style:family="paragraph" style:parent-style-name="Standard">
      <style:text-properties officeooo:rsid="001861d9" officeooo:paragraph-rsid="001ab679"/>
    </style:style>
    <style:style style:name="P4" style:family="paragraph" style:parent-style-name="Standard">
      <style:text-properties officeooo:rsid="001861d9" officeooo:paragraph-rsid="0020fbb9"/>
    </style:style>
    <style:style style:name="P5" style:family="paragraph" style:parent-style-name="Standard">
      <style:text-properties officeooo:rsid="001861d9" officeooo:paragraph-rsid="001dc698"/>
    </style:style>
    <style:style style:name="P6" style:family="paragraph" style:parent-style-name="Standard">
      <style:text-properties officeooo:rsid="001861d9" officeooo:paragraph-rsid="0027ca14"/>
    </style:style>
    <style:style style:name="P7" style:family="paragraph" style:parent-style-name="Standard">
      <style:text-properties officeooo:rsid="001861d9" officeooo:paragraph-rsid="00312a8c"/>
    </style:style>
    <style:style style:name="P8" style:family="paragraph" style:parent-style-name="Standard">
      <style:text-properties officeooo:rsid="001861d9" officeooo:paragraph-rsid="0060711d"/>
    </style:style>
    <style:style style:name="P9" style:family="paragraph" style:parent-style-name="Standard">
      <style:text-properties officeooo:rsid="001861d9" officeooo:paragraph-rsid="006f5a49"/>
    </style:style>
    <style:style style:name="P10" style:family="paragraph" style:parent-style-name="Standard">
      <style:text-properties officeooo:rsid="001a0c3b" officeooo:paragraph-rsid="001a0c3b"/>
    </style:style>
    <style:style style:name="P11" style:family="paragraph" style:parent-style-name="Standard">
      <style:text-properties officeooo:rsid="001a0c3b" officeooo:paragraph-rsid="00655ffd"/>
    </style:style>
    <style:style style:name="P12" style:family="paragraph" style:parent-style-name="Standard">
      <style:text-properties style:font-name="Noto Serif CJK KR1" officeooo:rsid="001a0c3b" officeooo:paragraph-rsid="001a0c3b" style:font-name-asian="Noto Serif CJK KR1" style:font-name-complex="Noto Serif CJK KR1"/>
    </style:style>
    <style:style style:name="P13" style:family="paragraph" style:parent-style-name="Standard">
      <style:text-properties style:font-name="Noto Serif CJK KR1" officeooo:rsid="001a0c3b" officeooo:paragraph-rsid="00623c5f" style:font-name-asian="Noto Serif CJK KR1" style:font-name-complex="Noto Serif CJK KR1"/>
    </style:style>
    <style:style style:name="P14" style:family="paragraph" style:parent-style-name="Standard">
      <style:text-properties style:font-name="Noto Serif CJK KR1" officeooo:rsid="001ab679" officeooo:paragraph-rsid="001ab679" style:font-name-asian="Noto Serif CJK KR1" style:font-name-complex="Noto Serif CJK KR1"/>
    </style:style>
    <style:style style:name="P15" style:family="paragraph" style:parent-style-name="Standard">
      <style:text-properties style:font-name="Noto Serif CJK KR1" officeooo:rsid="001ab679" officeooo:paragraph-rsid="0065861b" style:font-name-asian="Noto Serif CJK KR1" style:font-name-complex="Noto Serif CJK KR1"/>
    </style:style>
    <style:style style:name="P16" style:family="paragraph" style:parent-style-name="Standard">
      <style:text-properties style:font-name="Noto Serif CJK KR1" officeooo:rsid="001c4aaf" officeooo:paragraph-rsid="001dc698" style:font-name-asian="Noto Serif CJK KR1" style:font-name-complex="Noto Serif CJK KR1"/>
    </style:style>
    <style:style style:name="P17" style:family="paragraph" style:parent-style-name="Standard">
      <style:text-properties style:font-name="Noto Serif CJK KR1" officeooo:rsid="001dc698" officeooo:paragraph-rsid="0020fbb9" style:font-name-asian="Noto Serif CJK KR1" style:font-name-complex="Noto Serif CJK KR1"/>
    </style:style>
    <style:style style:name="P18" style:family="paragraph" style:parent-style-name="Standard">
      <style:text-properties style:font-name="Noto Serif CJK KR1" officeooo:rsid="001dc698" officeooo:paragraph-rsid="001dc698" style:font-name-asian="Noto Serif CJK KR1" style:font-name-complex="Noto Serif CJK KR1"/>
    </style:style>
    <style:style style:name="P19" style:family="paragraph" style:parent-style-name="Standard">
      <style:text-properties style:font-name="Noto Serif CJK KR1" officeooo:rsid="001861d9" officeooo:paragraph-rsid="0025e311" style:font-name-asian="Noto Serif CJK KR1" style:font-name-complex="Noto Serif CJK KR1"/>
    </style:style>
    <style:style style:name="P20" style:family="paragraph" style:parent-style-name="Standard">
      <style:text-properties style:font-name="Noto Serif CJK KR1" officeooo:rsid="001861d9" officeooo:paragraph-rsid="0030b2b4" style:font-name-asian="Noto Serif CJK KR1" style:font-name-complex="Noto Serif CJK KR1"/>
    </style:style>
    <style:style style:name="P21" style:family="paragraph" style:parent-style-name="Standard">
      <style:text-properties style:font-name="Noto Serif CJK KR1" officeooo:rsid="001861d9" officeooo:paragraph-rsid="00312a8c" style:font-name-asian="Noto Serif CJK KR1" style:font-name-complex="Noto Serif CJK KR1"/>
    </style:style>
    <style:style style:name="P22" style:family="paragraph" style:parent-style-name="Standard">
      <style:text-properties style:font-name="Noto Serif CJK KR1" officeooo:rsid="001861d9" officeooo:paragraph-rsid="0032144d" style:font-name-asian="Noto Serif CJK KR1" style:font-name-complex="Noto Serif CJK KR1"/>
    </style:style>
    <style:style style:name="P23" style:family="paragraph" style:parent-style-name="Standard">
      <style:text-properties style:font-name="Noto Serif CJK KR1" officeooo:rsid="001861d9" officeooo:paragraph-rsid="00330d5f" style:font-name-asian="Noto Serif CJK KR1" style:font-name-complex="Noto Serif CJK KR1"/>
    </style:style>
    <style:style style:name="P24" style:family="paragraph" style:parent-style-name="Standard">
      <style:text-properties style:font-name="Noto Serif CJK KR1" officeooo:rsid="001861d9" officeooo:paragraph-rsid="0036c818" style:font-name-asian="Noto Serif CJK KR1" style:font-name-complex="Noto Serif CJK KR1"/>
    </style:style>
    <style:style style:name="P25" style:family="paragraph" style:parent-style-name="Standard">
      <style:text-properties style:font-name="Noto Serif CJK KR1" officeooo:rsid="001861d9" officeooo:paragraph-rsid="00389981" style:font-name-asian="Noto Serif CJK KR1" style:font-name-complex="Noto Serif CJK KR1"/>
    </style:style>
    <style:style style:name="P26" style:family="paragraph" style:parent-style-name="Standard">
      <style:text-properties style:font-name="Noto Serif CJK KR1" officeooo:rsid="001861d9" officeooo:paragraph-rsid="003b9337" style:font-name-asian="Noto Serif CJK KR1" style:font-name-complex="Noto Serif CJK KR1"/>
    </style:style>
    <style:style style:name="P27" style:family="paragraph" style:parent-style-name="Standard">
      <style:text-properties style:font-name="Noto Serif CJK KR1" officeooo:rsid="001861d9" officeooo:paragraph-rsid="003d40a9" style:font-name-asian="Noto Serif CJK KR1" style:font-name-complex="Noto Serif CJK KR1"/>
    </style:style>
    <style:style style:name="P28" style:family="paragraph" style:parent-style-name="Standard">
      <style:text-properties style:font-name="Noto Serif CJK KR1" officeooo:rsid="001861d9" officeooo:paragraph-rsid="003deee9" style:font-name-asian="Noto Serif CJK KR1" style:font-name-complex="Noto Serif CJK KR1"/>
    </style:style>
    <style:style style:name="P29" style:family="paragraph" style:parent-style-name="Standard">
      <style:text-properties style:font-name="Noto Serif CJK KR1" officeooo:rsid="001861d9" officeooo:paragraph-rsid="003ee8e8" style:font-name-asian="Noto Serif CJK KR1" style:font-name-complex="Noto Serif CJK KR1"/>
    </style:style>
    <style:style style:name="P30" style:family="paragraph" style:parent-style-name="Standard">
      <style:text-properties style:font-name="Noto Serif CJK KR1" officeooo:rsid="001861d9" officeooo:paragraph-rsid="003faf0f" style:font-name-asian="Noto Serif CJK KR1" style:font-name-complex="Noto Serif CJK KR1"/>
    </style:style>
    <style:style style:name="P31" style:family="paragraph" style:parent-style-name="Standard">
      <style:text-properties style:font-name="Noto Serif CJK KR1" officeooo:rsid="001861d9" officeooo:paragraph-rsid="0042c068" style:font-name-asian="Noto Serif CJK KR1" style:font-name-complex="Noto Serif CJK KR1"/>
    </style:style>
    <style:style style:name="P32" style:family="paragraph" style:parent-style-name="Standard">
      <style:text-properties style:font-name="Noto Serif CJK KR1" officeooo:rsid="001861d9" officeooo:paragraph-rsid="0046c7d9" style:font-name-asian="Noto Serif CJK KR1" style:font-name-complex="Noto Serif CJK KR1"/>
    </style:style>
    <style:style style:name="P33" style:family="paragraph" style:parent-style-name="Standard">
      <style:text-properties style:font-name="Noto Serif CJK KR1" officeooo:rsid="001861d9" officeooo:paragraph-rsid="0047673b" style:font-name-asian="Noto Serif CJK KR1" style:font-name-complex="Noto Serif CJK KR1"/>
    </style:style>
    <style:style style:name="P34" style:family="paragraph" style:parent-style-name="Standard">
      <style:text-properties style:font-name="Noto Serif CJK KR1" officeooo:rsid="001861d9" officeooo:paragraph-rsid="004913a6" style:font-name-asian="Noto Serif CJK KR1" style:font-name-complex="Noto Serif CJK KR1"/>
    </style:style>
    <style:style style:name="P35" style:family="paragraph" style:parent-style-name="Standard">
      <style:text-properties style:font-name="Noto Serif CJK KR1" officeooo:rsid="001861d9" officeooo:paragraph-rsid="00495bdd" style:font-name-asian="Noto Serif CJK KR1" style:font-name-complex="Noto Serif CJK KR1"/>
    </style:style>
    <style:style style:name="P36" style:family="paragraph" style:parent-style-name="Standard">
      <style:text-properties style:font-name="Noto Serif CJK KR1" officeooo:rsid="001861d9" officeooo:paragraph-rsid="00521ced" style:font-name-asian="Noto Serif CJK KR1" style:font-name-complex="Noto Serif CJK KR1"/>
    </style:style>
    <style:style style:name="P37" style:family="paragraph" style:parent-style-name="Standard">
      <style:text-properties style:font-name="Noto Serif CJK KR1" officeooo:rsid="001861d9" officeooo:paragraph-rsid="0052b955" style:font-name-asian="Noto Serif CJK KR1" style:font-name-complex="Noto Serif CJK KR1"/>
    </style:style>
    <style:style style:name="P38" style:family="paragraph" style:parent-style-name="Standard">
      <style:text-properties style:font-name="Noto Serif CJK KR1" officeooo:rsid="001861d9" officeooo:paragraph-rsid="00540752" style:font-name-asian="Noto Serif CJK KR1" style:font-name-complex="Noto Serif CJK KR1"/>
    </style:style>
    <style:style style:name="P39" style:family="paragraph" style:parent-style-name="Standard">
      <style:text-properties style:font-name="Noto Serif CJK KR1" officeooo:rsid="001861d9" officeooo:paragraph-rsid="0058ae26" style:font-name-asian="Noto Serif CJK KR1" style:font-name-complex="Noto Serif CJK KR1"/>
    </style:style>
    <style:style style:name="P40" style:family="paragraph" style:parent-style-name="Standard">
      <style:text-properties style:font-name="Noto Serif CJK KR1" officeooo:rsid="001861d9" officeooo:paragraph-rsid="005b5f9d" style:font-name-asian="Noto Serif CJK KR1" style:font-name-complex="Noto Serif CJK KR1"/>
    </style:style>
    <style:style style:name="P41" style:family="paragraph" style:parent-style-name="Standard">
      <style:text-properties style:font-name="Noto Serif CJK KR1" officeooo:rsid="001861d9" officeooo:paragraph-rsid="00733037" style:font-name-asian="Noto Serif CJK KR1" style:font-name-complex="Noto Serif CJK KR1"/>
    </style:style>
    <style:style style:name="P42" style:family="paragraph" style:parent-style-name="Standard">
      <style:text-properties style:font-name="Noto Serif CJK KR1" officeooo:rsid="001861d9" officeooo:paragraph-rsid="004bcbd3" style:font-name-asian="Noto Serif CJK KR1" style:font-name-complex="Noto Serif CJK KR1"/>
    </style:style>
    <style:style style:name="P43" style:family="paragraph" style:parent-style-name="Standard">
      <style:text-properties style:font-name="Noto Serif CJK KR1" officeooo:rsid="001861d9" officeooo:paragraph-rsid="0092b65e" style:font-name-asian="Noto Serif CJK KR1" style:font-name-complex="Noto Serif CJK KR1"/>
    </style:style>
    <style:style style:name="P44" style:family="paragraph" style:parent-style-name="Standard">
      <style:text-properties style:font-name="Noto Serif CJK KR1" officeooo:rsid="001861d9" officeooo:paragraph-rsid="0097b750" style:font-name-asian="Noto Serif CJK KR1" style:font-name-complex="Noto Serif CJK KR1"/>
    </style:style>
    <style:style style:name="P45" style:family="paragraph" style:parent-style-name="Standard">
      <style:text-properties style:font-name="Noto Serif CJK KR1" officeooo:rsid="001861d9" officeooo:paragraph-rsid="009c6166" style:font-name-asian="Noto Serif CJK KR1" style:font-name-complex="Noto Serif CJK KR1"/>
    </style:style>
    <style:style style:name="P46" style:family="paragraph" style:parent-style-name="Standard">
      <style:text-properties style:font-name="Noto Serif CJK KR1" officeooo:rsid="001861d9" officeooo:paragraph-rsid="009c7dc2" style:font-name-asian="Noto Serif CJK KR1" style:font-name-complex="Noto Serif CJK KR1"/>
    </style:style>
    <style:style style:name="P47" style:family="paragraph" style:parent-style-name="Standard">
      <style:text-properties style:font-name="Noto Serif CJK KR1" officeooo:rsid="00330d5f" officeooo:paragraph-rsid="00330d5f" style:font-name-asian="Noto Serif CJK KR1" style:font-name-complex="Noto Serif CJK KR1"/>
    </style:style>
    <style:style style:name="P48" style:family="paragraph" style:parent-style-name="Standard">
      <style:text-properties style:font-name="Noto Serif CJK KR1" officeooo:rsid="0036c818" officeooo:paragraph-rsid="0036c818" style:font-name-asian="Noto Serif CJK KR1" style:font-name-complex="Noto Serif CJK KR1"/>
    </style:style>
    <style:style style:name="P49" style:family="paragraph" style:parent-style-name="Standard">
      <style:text-properties style:font-name="Noto Serif CJK KR1" officeooo:rsid="00521ced" officeooo:paragraph-rsid="00521ced" style:font-name-asian="Noto Serif CJK KR1" style:font-name-complex="Noto Serif CJK KR1"/>
    </style:style>
    <style:style style:name="P50" style:family="paragraph" style:parent-style-name="Standard">
      <style:text-properties style:font-name="Noto Serif CJK KR1" fo:font-size="16pt" fo:font-weight="bold" officeooo:rsid="001dc698" officeooo:paragraph-rsid="00733037" style:font-name-asian="Noto Serif CJK KR1" style:font-size-asian="16pt" style:font-weight-asian="bold" style:font-name-complex="Noto Serif CJK KR1" style:font-size-complex="16pt" style:font-weight-complex="bold"/>
    </style:style>
    <style:style style:name="P51" style:family="paragraph" style:parent-style-name="Standard">
      <style:text-properties style:font-name="Noto Serif CJK KR1" fo:font-size="16pt" fo:font-weight="bold" officeooo:rsid="001861d9" officeooo:paragraph-rsid="00312a8c" style:font-name-asian="Noto Serif CJK KR1" style:font-size-asian="16pt" style:font-weight-asian="bold" style:font-name-complex="Noto Serif CJK KR1" style:font-size-complex="16pt" style:font-weight-complex="bold"/>
    </style:style>
    <style:style style:name="P52" style:family="paragraph" style:parent-style-name="Standard">
      <style:text-properties style:font-name="Noto Serif CJK KR1" fo:font-size="16pt" fo:font-weight="bold" officeooo:rsid="001861d9" officeooo:paragraph-rsid="003d40a9" style:font-name-asian="Noto Serif CJK KR1" style:font-size-asian="16pt" style:font-weight-asian="bold" style:font-name-complex="Noto Serif CJK KR1" style:font-size-complex="16pt" style:font-weight-complex="bold"/>
    </style:style>
    <style:style style:name="P53" style:family="paragraph" style:parent-style-name="Standard">
      <style:text-properties style:font-name="Noto Serif CJK KR1" fo:font-size="16pt" fo:font-weight="bold" officeooo:rsid="001861d9" officeooo:paragraph-rsid="009c7dc2" style:font-name-asian="Noto Serif CJK KR1" style:font-size-asian="16pt" style:font-weight-asian="bold" style:font-name-complex="Noto Serif CJK KR1" style:font-size-complex="16pt" style:font-weight-complex="bold"/>
    </style:style>
    <style:style style:name="P54" style:family="paragraph" style:parent-style-name="Standard">
      <style:text-properties style:font-name="Noto Serif CJK KR1" fo:font-size="12pt" fo:font-weight="bold" officeooo:rsid="001dc698" officeooo:paragraph-rsid="00733037" style:font-name-asian="Noto Serif CJK KR1" style:font-size-asian="10.5pt" style:font-weight-asian="bold" style:font-name-complex="Noto Serif CJK KR1" style:font-size-complex="12pt" style:font-weight-complex="bold"/>
    </style:style>
    <style:style style:name="P55" style:family="paragraph" style:parent-style-name="Standard">
      <style:text-properties style:font-name="Noto Serif CJK KR1" fo:font-size="12pt" fo:font-weight="bold" officeooo:rsid="001dc698" officeooo:paragraph-rsid="0073a89f" style:font-name-asian="Noto Serif CJK KR1" style:font-size-asian="10.5pt" style:font-weight-asian="bold" style:font-name-complex="Noto Serif CJK KR1" style:font-size-complex="12pt" style:font-weight-complex="bold"/>
    </style:style>
    <style:style style:name="P56" style:family="paragraph" style:parent-style-name="Standard">
      <style:text-properties style:font-name="Noto Serif CJK KR1" fo:font-size="12pt" fo:font-weight="bold" officeooo:rsid="001861d9" officeooo:paragraph-rsid="007cbb4e" style:font-name-asian="Noto Serif CJK KR1" style:font-size-asian="10.5pt" style:font-weight-asian="bold" style:font-name-complex="Noto Serif CJK KR1" style:font-size-complex="12pt" style:font-weight-complex="bold"/>
    </style:style>
    <style:style style:name="P57" style:family="paragraph" style:parent-style-name="Standard">
      <style:text-properties style:font-name="Noto Serif CJK KR1" fo:font-size="12pt" fo:font-weight="bold" officeooo:rsid="001861d9" officeooo:paragraph-rsid="007d5d16" style:font-name-asian="Noto Serif CJK KR1" style:font-size-asian="10.5pt" style:font-weight-asian="bold" style:font-name-complex="Noto Serif CJK KR1" style:font-size-complex="12pt" style:font-weight-complex="bold"/>
    </style:style>
    <style:style style:name="P58" style:family="paragraph" style:parent-style-name="Standard">
      <style:text-properties style:font-name="Noto Serif CJK KR1" fo:font-size="12pt" fo:font-weight="bold" officeooo:rsid="001861d9" officeooo:paragraph-rsid="0084df00" style:font-name-asian="Noto Serif CJK KR1" style:font-size-asian="10.5pt" style:font-weight-asian="bold" style:font-name-complex="Noto Serif CJK KR1" style:font-size-complex="12pt" style:font-weight-complex="bold"/>
    </style:style>
    <style:style style:name="P59" style:family="paragraph" style:parent-style-name="Standard">
      <style:text-properties officeooo:paragraph-rsid="002f4069"/>
    </style:style>
    <style:style style:name="P60" style:family="paragraph" style:parent-style-name="Standard">
      <style:text-properties fo:font-size="16pt" fo:font-weight="bold" officeooo:rsid="001861d9" officeooo:paragraph-rsid="001861d9" style:font-size-asian="16pt" style:font-weight-asian="bold" style:font-size-complex="16pt" style:font-weight-complex="bold"/>
    </style:style>
    <style:style style:name="P61" style:family="paragraph" style:parent-style-name="Standard">
      <style:text-properties fo:font-size="16pt" fo:font-weight="bold" officeooo:paragraph-rsid="001a0c3b" style:font-size-asian="16pt" style:font-weight-asian="bold" style:font-size-complex="16pt" style:font-weight-complex="bold"/>
    </style:style>
    <style:style style:name="P62" style:family="paragraph" style:parent-style-name="Standard">
      <style:text-properties officeooo:paragraph-rsid="00623c5f"/>
    </style:style>
    <style:style style:name="P63" style:family="paragraph" style:parent-style-name="Standard">
      <style:text-properties officeooo:paragraph-rsid="002d51aa"/>
    </style:style>
    <style:style style:name="P64" style:family="paragraph" style:parent-style-name="Standard">
      <style:text-properties officeooo:paragraph-rsid="009c7dc2"/>
    </style:style>
    <style:style style:name="P65" style:family="paragraph" style:parent-style-name="Standard">
      <style:text-properties officeooo:paragraph-rsid="003deee9"/>
    </style:style>
    <style:style style:name="P66" style:family="paragraph" style:parent-style-name="Standard">
      <style:text-properties style:font-name="Noto Serif CJK KR1" fo:font-size="12pt" fo:font-weight="normal" officeooo:rsid="0073a89f" officeooo:paragraph-rsid="0073a89f" style:font-name-asian="Noto Serif CJK KR1" style:font-size-asian="10.5pt" style:font-weight-asian="normal" style:font-name-complex="Noto Serif CJK KR1" style:font-size-complex="12pt" style:font-weight-complex="normal"/>
    </style:style>
    <style:style style:name="P67" style:family="paragraph" style:parent-style-name="Standard">
      <style:text-properties style:font-name="Noto Serif CJK KR1" fo:font-size="12pt" fo:font-weight="normal" officeooo:rsid="0073a89f" officeooo:paragraph-rsid="007cbb4e" style:font-name-asian="Noto Serif CJK KR1" style:font-size-asian="10.5pt" style:font-weight-asian="normal" style:font-name-complex="Noto Serif CJK KR1" style:font-size-complex="12pt" style:font-weight-complex="normal"/>
    </style:style>
    <style:style style:name="P68" style:family="paragraph" style:parent-style-name="Standard">
      <style:text-properties style:font-name="Noto Serif CJK KR1" fo:font-size="12pt" fo:font-weight="normal" officeooo:rsid="004bcbd3" officeooo:paragraph-rsid="007cbb4e" style:font-name-asian="Noto Serif CJK KR1" style:font-size-asian="10.5pt" style:font-weight-asian="normal" style:font-name-complex="Noto Serif CJK KR1" style:font-size-complex="12pt" style:font-weight-complex="normal"/>
    </style:style>
    <style:style style:name="P69" style:family="paragraph" style:parent-style-name="Standard">
      <style:text-properties style:font-name="Noto Serif CJK KR1" fo:font-size="12pt" fo:font-weight="normal" officeooo:rsid="0084df00" officeooo:paragraph-rsid="0084df00" style:font-name-asian="Noto Serif CJK KR1" style:font-size-asian="10.5pt" style:font-weight-asian="normal" style:font-name-complex="Noto Serif CJK KR1" style:font-size-complex="12pt" style:font-weight-complex="normal"/>
    </style:style>
    <style:style style:name="P70" style:family="paragraph" style:parent-style-name="Standard">
      <style:text-properties style:font-name="Noto Serif CJK KR1" fo:font-size="12pt" fo:font-weight="bold" officeooo:rsid="001dc698" officeooo:paragraph-rsid="00a8a4ba" style:font-name-asian="Noto Serif CJK KR1" style:font-size-asian="10.5pt" style:font-weight-asian="bold" style:font-name-complex="Noto Serif CJK KR1" style:font-size-complex="12pt" style:font-weight-complex="bold"/>
    </style:style>
    <style:style style:name="P71" style:family="paragraph" style:parent-style-name="Standard">
      <style:text-properties style:font-name="Noto Serif CJK KR1" officeooo:rsid="002b78cb" officeooo:paragraph-rsid="00733037" style:font-name-asian="Noto Serif CJK KR1" style:font-name-complex="Noto Serif CJK KR1"/>
    </style:style>
    <style:style style:name="P72" style:family="paragraph" style:parent-style-name="Standard">
      <style:text-properties style:font-name="Noto Serif CJK KR1" officeooo:rsid="008dc2d0" officeooo:paragraph-rsid="00b4fd31" style:font-name-asian="Noto Serif CJK KR1" style:font-name-complex="Noto Serif CJK KR1"/>
    </style:style>
    <style:style style:name="P73" style:family="paragraph" style:parent-style-name="Standard">
      <style:text-properties style:font-name="Noto Serif CJK KR1" officeooo:rsid="004ed1e3" officeooo:paragraph-rsid="008f4f8c" style:font-name-asian="Noto Serif CJK KR1" style:font-name-complex="Noto Serif CJK KR1"/>
    </style:style>
    <style:style style:name="P74" style:family="paragraph" style:parent-style-name="Standard">
      <style:text-properties style:font-name="Noto Serif CJK KR1" officeooo:rsid="009a0cfc" officeooo:paragraph-rsid="009b9fe4" style:font-name-asian="Noto Serif CJK KR1" style:font-name-complex="Noto Serif CJK KR1"/>
    </style:style>
    <style:style style:name="P75" style:family="paragraph" style:parent-style-name="Standard">
      <style:text-properties style:font-name="Noto Serif CJK KR1" officeooo:rsid="005938cb" officeooo:paragraph-rsid="00b4fd31" style:font-name-asian="Noto Serif CJK KR1" style:font-name-complex="Noto Serif CJK KR1"/>
    </style:style>
    <style:style style:name="P76" style:family="paragraph" style:parent-style-name="Standard">
      <style:text-properties style:font-name="Noto Serif CJK KR1" officeooo:rsid="001ab679" officeooo:paragraph-rsid="00a84ce4" style:font-name-asian="Noto Serif CJK KR1" style:font-name-complex="Noto Serif CJK KR1"/>
    </style:style>
    <style:style style:name="P77" style:family="paragraph" style:parent-style-name="Standard">
      <style:text-properties style:font-name="Noto Serif CJK KR1" officeooo:rsid="0027ca14" officeooo:paragraph-rsid="00a84ce4" style:font-name-asian="Noto Serif CJK KR1" style:font-name-complex="Noto Serif CJK KR1"/>
    </style:style>
    <style:style style:name="P78" style:family="paragraph" style:parent-style-name="Standard">
      <style:text-properties style:font-name="Noto Serif CJK KR1" officeooo:rsid="001861d9" officeooo:paragraph-rsid="00aa3f06" style:font-name-asian="Noto Serif CJK KR1" style:font-name-complex="Noto Serif CJK KR1"/>
    </style:style>
    <style:style style:name="P79" style:family="paragraph" style:parent-style-name="Standard">
      <style:text-properties style:font-name="Noto Serif CJK KR1" officeooo:rsid="001861d9" officeooo:paragraph-rsid="00312a8c" style:font-name-asian="Noto Serif CJK KR1" style:font-name-complex="Noto Serif CJK KR1"/>
    </style:style>
    <style:style style:name="P80" style:family="paragraph" style:parent-style-name="Standard">
      <style:text-properties style:font-name="Noto Serif CJK KR1" officeooo:rsid="001861d9" officeooo:paragraph-rsid="00ae5afb" style:font-name-asian="Noto Serif CJK KR1" style:font-name-complex="Noto Serif CJK KR1"/>
    </style:style>
    <style:style style:name="P81" style:family="paragraph" style:parent-style-name="Standard">
      <style:text-properties style:font-name="Noto Serif CJK KR1" officeooo:rsid="001861d9" officeooo:paragraph-rsid="00af962e" style:font-name-asian="Noto Serif CJK KR1" style:font-name-complex="Noto Serif CJK KR1"/>
    </style:style>
    <style:style style:name="P82" style:family="paragraph" style:parent-style-name="Standard">
      <style:text-properties style:font-name="Noto Serif CJK KR1" officeooo:rsid="001861d9" officeooo:paragraph-rsid="00b0ce98" style:font-name-asian="Noto Serif CJK KR1" style:font-name-complex="Noto Serif CJK KR1"/>
    </style:style>
    <style:style style:name="P83" style:family="paragraph" style:parent-style-name="Standard">
      <style:text-properties style:font-name="Noto Serif CJK KR1" officeooo:rsid="001861d9" officeooo:paragraph-rsid="00b1f524" style:font-name-asian="Noto Serif CJK KR1" style:font-name-complex="Noto Serif CJK KR1"/>
    </style:style>
    <style:style style:name="P84" style:family="paragraph" style:parent-style-name="Standard">
      <style:text-properties style:font-name="Noto Serif CJK KR1" officeooo:rsid="001861d9" officeooo:paragraph-rsid="00b33f33" style:font-name-asian="Noto Serif CJK KR1" style:font-name-complex="Noto Serif CJK KR1"/>
    </style:style>
    <style:style style:name="P85" style:family="paragraph" style:parent-style-name="Standard">
      <style:text-properties style:font-name="Noto Serif CJK KR1" officeooo:rsid="001861d9" officeooo:paragraph-rsid="00b4fd31" style:font-name-asian="Noto Serif CJK KR1" style:font-name-complex="Noto Serif CJK KR1"/>
    </style:style>
    <style:style style:name="P86" style:family="paragraph" style:parent-style-name="Standard">
      <style:text-properties style:font-name="Noto Serif CJK KR1" officeooo:rsid="0047673b" officeooo:paragraph-rsid="00b1f524" style:font-name-asian="Noto Serif CJK KR1" style:font-name-complex="Noto Serif CJK KR1"/>
    </style:style>
    <style:style style:name="P87" style:family="paragraph" style:parent-style-name="Standard">
      <style:text-properties officeooo:rsid="001861d9" officeooo:paragraph-rsid="00a84ce4"/>
    </style:style>
    <style:style style:name="P88" style:family="paragraph" style:parent-style-name="Standard">
      <style:text-properties officeooo:rsid="001861d9" officeooo:paragraph-rsid="00a8bf59"/>
    </style:style>
    <style:style style:name="P89" style:family="paragraph" style:parent-style-name="Standard">
      <style:text-properties officeooo:rsid="001861d9" officeooo:paragraph-rsid="00aa3f06"/>
    </style:style>
    <style:style style:name="P90" style:family="paragraph" style:parent-style-name="Standard">
      <style:text-properties officeooo:rsid="001a0c3b" officeooo:paragraph-rsid="00b4fd31"/>
    </style:style>
    <style:style style:name="P91" style:family="paragraph" style:parent-style-name="Standard">
      <style:text-properties officeooo:paragraph-rsid="00aa3f06"/>
    </style:style>
    <style:style style:name="P92" style:family="paragraph" style:parent-style-name="Standard">
      <style:text-properties officeooo:paragraph-rsid="00af962e"/>
    </style:style>
    <style:style style:name="P93" style:family="paragraph" style:parent-style-name="Standard">
      <style:text-properties officeooo:paragraph-rsid="00b1f524"/>
    </style:style>
    <style:style style:name="P94" style:family="paragraph" style:parent-style-name="Standard">
      <style:text-properties officeooo:paragraph-rsid="00b33f33"/>
    </style:style>
    <style:style style:name="T1" style:family="text">
      <style:text-properties style:font-name="Noto Serif CJK KR1" style:font-name-asian="Noto Serif CJK KR1" style:font-name-complex="Noto Serif CJK KR1"/>
    </style:style>
    <style:style style:name="T2" style:family="text">
      <style:text-properties style:font-name="Noto Serif CJK KR1" officeooo:rsid="001861d9" style:font-name-asian="Noto Serif CJK KR1" style:font-name-complex="Noto Serif CJK KR1"/>
    </style:style>
    <style:style style:name="T3" style:family="text">
      <style:text-properties style:font-name="Noto Serif CJK KR1" officeooo:rsid="001a0c3b" style:font-name-asian="Noto Serif CJK KR1" style:font-name-complex="Noto Serif CJK KR1"/>
    </style:style>
    <style:style style:name="T4" style:family="text">
      <style:text-properties style:font-name="Noto Serif CJK KR1" officeooo:rsid="001ab679" style:font-name-asian="Noto Serif CJK KR1" style:font-name-complex="Noto Serif CJK KR1"/>
    </style:style>
    <style:style style:name="T5" style:family="text">
      <style:text-properties style:font-name="Noto Serif CJK KR1" officeooo:rsid="001c4aaf" style:font-name-asian="Noto Serif CJK KR1" style:font-name-complex="Noto Serif CJK KR1"/>
    </style:style>
    <style:style style:name="T6" style:family="text">
      <style:text-properties style:font-name="Noto Serif CJK KR1" officeooo:rsid="001dc698" style:font-name-asian="Noto Serif CJK KR1" style:font-name-complex="Noto Serif CJK KR1"/>
    </style:style>
    <style:style style:name="T7" style:family="text">
      <style:text-properties style:font-name="Noto Serif CJK KR1" officeooo:rsid="0020fbb9" style:font-name-asian="Noto Serif CJK KR1" style:font-name-complex="Noto Serif CJK KR1"/>
    </style:style>
    <style:style style:name="T8" style:family="text">
      <style:text-properties style:font-name="Noto Serif CJK KR1" officeooo:rsid="0027ca14" style:font-name-asian="Noto Serif CJK KR1" style:font-name-complex="Noto Serif CJK KR1"/>
    </style:style>
    <style:style style:name="T9" style:family="text">
      <style:text-properties style:font-name="Noto Serif CJK KR1" officeooo:rsid="00284589" style:font-name-asian="Noto Serif CJK KR1" style:font-name-complex="Noto Serif CJK KR1"/>
    </style:style>
    <style:style style:name="T10" style:family="text">
      <style:text-properties style:font-name="Noto Serif CJK KR1" officeooo:rsid="002d51aa" style:font-name-asian="Noto Serif CJK KR1" style:font-name-complex="Noto Serif CJK KR1"/>
    </style:style>
    <style:style style:name="T11" style:family="text">
      <style:text-properties style:font-name="Noto Serif CJK KR1" officeooo:rsid="002f4069" style:font-name-asian="Noto Serif CJK KR1" style:font-name-complex="Noto Serif CJK KR1"/>
    </style:style>
    <style:style style:name="T12" style:family="text">
      <style:text-properties style:font-name="Noto Serif CJK KR1" officeooo:rsid="00312a8c" style:font-name-asian="Noto Serif CJK KR1" style:font-name-complex="Noto Serif CJK KR1"/>
    </style:style>
    <style:style style:name="T13" style:family="text">
      <style:text-properties style:font-name="Noto Serif CJK KR1" officeooo:rsid="00359c1c" style:font-name-asian="Noto Serif CJK KR1" style:font-name-complex="Noto Serif CJK KR1"/>
    </style:style>
    <style:style style:name="T14" style:family="text">
      <style:text-properties style:font-name="Noto Serif CJK KR1" officeooo:rsid="002653dd" style:font-name-asian="Noto Serif CJK KR1" style:font-name-complex="Noto Serif CJK KR1"/>
    </style:style>
    <style:style style:name="T15" style:family="text">
      <style:text-properties style:font-name="Noto Serif CJK KR1" officeooo:rsid="004aae60" style:font-name-asian="Noto Serif CJK KR1" style:font-name-complex="Noto Serif CJK KR1"/>
    </style:style>
    <style:style style:name="T16" style:family="text">
      <style:text-properties style:font-name="Noto Serif CJK KR1" officeooo:rsid="00623c5f" style:font-name-asian="Noto Serif CJK KR1" style:font-name-complex="Noto Serif CJK KR1"/>
    </style:style>
    <style:style style:name="T17" style:family="text">
      <style:text-properties style:font-name="Noto Serif CJK KR1" officeooo:rsid="0063c27c" style:font-name-asian="Noto Serif CJK KR1" style:font-name-complex="Noto Serif CJK KR1"/>
    </style:style>
    <style:style style:name="T18" style:family="text">
      <style:text-properties style:font-name="Noto Serif CJK KR1" officeooo:rsid="00655ffd" style:font-name-asian="Noto Serif CJK KR1" style:font-name-complex="Noto Serif CJK KR1"/>
    </style:style>
    <style:style style:name="T19" style:family="text">
      <style:text-properties style:font-name="Noto Serif CJK KR1" officeooo:rsid="006731b3" style:font-name-asian="Noto Serif CJK KR1" style:font-name-complex="Noto Serif CJK KR1"/>
    </style:style>
    <style:style style:name="T20" style:family="text">
      <style:text-properties style:font-name="Noto Serif CJK KR1" officeooo:rsid="0069cde2" style:font-name-asian="Noto Serif CJK KR1" style:font-name-complex="Noto Serif CJK KR1"/>
    </style:style>
    <style:style style:name="T21" style:family="text">
      <style:text-properties style:font-name="Noto Serif CJK KR1" officeooo:rsid="006b1dea" style:font-name-asian="Noto Serif CJK KR1" style:font-name-complex="Noto Serif CJK KR1"/>
    </style:style>
    <style:style style:name="T22" style:family="text">
      <style:text-properties style:font-name="Noto Serif CJK KR1" officeooo:rsid="006c3d78" style:font-name-asian="Noto Serif CJK KR1" style:font-name-complex="Noto Serif CJK KR1"/>
    </style:style>
    <style:style style:name="T23" style:family="text">
      <style:text-properties style:font-name="Noto Serif CJK KR1" officeooo:rsid="006e64d0" style:font-name-asian="Noto Serif CJK KR1" style:font-name-complex="Noto Serif CJK KR1"/>
    </style:style>
    <style:style style:name="T24" style:family="text">
      <style:text-properties style:font-name="Noto Serif CJK KR1" officeooo:rsid="007139b7" style:font-name-asian="Noto Serif CJK KR1" style:font-name-complex="Noto Serif CJK KR1"/>
    </style:style>
    <style:style style:name="T25" style:family="text">
      <style:text-properties style:font-name="Noto Serif CJK KR1" officeooo:rsid="002b6398" style:font-name-asian="Noto Serif CJK KR1" style:font-name-complex="Noto Serif CJK KR1"/>
    </style:style>
    <style:style style:name="T26" style:family="text">
      <style:text-properties style:font-name="Noto Serif CJK KR1" officeooo:rsid="007bcd57" style:font-name-asian="Noto Serif CJK KR1" style:font-name-complex="Noto Serif CJK KR1"/>
    </style:style>
    <style:style style:name="T27" style:family="text">
      <style:text-properties style:font-name="Noto Serif CJK KR1" officeooo:rsid="0097b750" style:font-name-asian="Noto Serif CJK KR1" style:font-name-complex="Noto Serif CJK KR1"/>
    </style:style>
    <style:style style:name="T28" style:family="text">
      <style:text-properties style:font-name="Noto Serif CJK KR1" officeooo:rsid="003deee9" style:font-name-asian="Noto Serif CJK KR1" style:font-name-complex="Noto Serif CJK KR1"/>
    </style:style>
    <style:style style:name="T29" style:family="text">
      <style:text-properties style:font-name="Noto Serif CJK KR1" officeooo:rsid="009f9192" style:font-name-asian="Noto Serif CJK KR1" style:font-name-complex="Noto Serif CJK KR1"/>
    </style:style>
    <style:style style:name="T30" style:family="text">
      <style:text-properties style:font-name="Noto Serif CJK KR1" officeooo:rsid="00aa3f06" style:font-name-asian="Noto Serif CJK KR1" style:font-name-complex="Noto Serif CJK KR1"/>
    </style:style>
    <style:style style:name="T31" style:family="text">
      <style:text-properties style:font-name="Noto Serif CJK KR1" officeooo:rsid="00b1f524" style:font-name-asian="Noto Serif CJK KR1" style:font-name-complex="Noto Serif CJK KR1"/>
    </style:style>
    <style:style style:name="T32" style:family="text">
      <style:text-properties style:font-name="Noto Serif CJK KR1" officeooo:rsid="004ed1e3" style:font-name-asian="Noto Serif CJK KR1" style:font-name-complex="Noto Serif CJK KR1"/>
    </style:style>
    <style:style style:name="T33" style:family="text">
      <style:text-properties style:font-name="Noto Serif CJK KR1" officeooo:rsid="0047673b" style:font-name-asian="Noto Serif CJK KR1" style:font-name-complex="Noto Serif CJK KR1"/>
    </style:style>
    <style:style style:name="T34" style:family="text">
      <style:text-properties style:font-name="Noto Serif CJK KR1" officeooo:rsid="008dc2d0" style:font-name-asian="Noto Serif CJK KR1" style:font-name-complex="Noto Serif CJK KR1"/>
    </style:style>
    <style:style style:name="T35" style:family="text">
      <style:text-properties style:font-name="Noto Serif CJK KR1" officeooo:rsid="00b4fd31" style:font-name-asian="Noto Serif CJK KR1" style:font-name-complex="Noto Serif CJK KR1"/>
    </style:style>
    <style:style style:name="T36" style:family="text">
      <style:text-properties style:font-name="Noto Serif CJK KR1" fo:font-weight="bold" style:font-name-asian="Noto Serif CJK KR1" style:font-weight-asian="bold" style:font-name-complex="Noto Serif CJK KR1" style:font-weight-complex="bold"/>
    </style:style>
    <style:style style:name="T37" style:family="text">
      <style:text-properties style:font-name="Noto Serif CJK KR1" fo:font-weight="bold" officeooo:rsid="001ab679" style:font-name-asian="Noto Serif CJK KR1" style:font-weight-asian="bold" style:font-name-complex="Noto Serif CJK KR1" style:font-weight-complex="bold"/>
    </style:style>
    <style:style style:name="T38" style:family="text">
      <style:text-properties style:font-name="Noto Serif CJK KR1" fo:font-weight="bold" officeooo:rsid="0020fbb9" style:font-name-asian="Noto Serif CJK KR1" style:font-weight-asian="bold" style:font-name-complex="Noto Serif CJK KR1" style:font-weight-complex="bold"/>
    </style:style>
    <style:style style:name="T39" style:family="text">
      <style:text-properties style:font-name="Noto Serif CJK KR1" fo:font-weight="bold" officeooo:rsid="001dc698" style:font-name-asian="Noto Serif CJK KR1" style:font-weight-asian="bold" style:font-name-complex="Noto Serif CJK KR1" style:font-weight-complex="bold"/>
    </style:style>
    <style:style style:name="T40" style:family="text">
      <style:text-properties style:font-name="Noto Serif CJK KR1" fo:font-weight="bold" officeooo:rsid="001861d9" style:font-name-asian="Noto Serif CJK KR1" style:font-weight-asian="bold" style:font-name-complex="Noto Serif CJK KR1" style:font-weight-complex="bold"/>
    </style:style>
    <style:style style:name="T41" style:family="text">
      <style:text-properties style:font-name="Noto Serif CJK KR1" fo:font-weight="bold" officeooo:rsid="003deee9" style:font-name-asian="Noto Serif CJK KR1" style:font-weight-asian="bold" style:font-name-complex="Noto Serif CJK KR1" style:font-weight-complex="bold"/>
    </style:style>
    <style:style style:name="T42" style:family="text">
      <style:text-properties style:font-name="Noto Serif CJK KR1" fo:font-size="12pt" fo:font-weight="normal" officeooo:rsid="0073a89f" style:font-name-asian="Noto Serif CJK KR1" style:font-size-asian="10.5pt" style:font-weight-asian="normal" style:font-name-complex="Noto Serif CJK KR1" style:font-size-complex="12pt" style:font-weight-complex="normal"/>
    </style:style>
    <style:style style:name="T43" style:family="text">
      <style:text-properties officeooo:rsid="0025e311"/>
    </style:style>
    <style:style style:name="T44" style:family="text">
      <style:text-properties fo:color="#3465a4"/>
    </style:style>
    <style:style style:name="T45" style:family="text">
      <style:text-properties fo:color="#3465a4" style:font-name="Noto Serif CJK KR1" officeooo:rsid="007bcd57" style:font-name-asian="Noto Serif CJK KR1" style:font-name-complex="Noto Serif CJK KR1"/>
    </style:style>
    <style:style style:name="T46" style:family="text">
      <style:text-properties fo:color="#3465a4" style:font-name="Noto Serif CJK KR1" officeooo:rsid="008dc2d0" style:font-name-asian="Noto Serif CJK KR1" style:font-name-complex="Noto Serif CJK KR1"/>
    </style:style>
    <style:style style:name="T47" style:family="text">
      <style:text-properties fo:color="#3465a4" style:font-name="Noto Serif CJK KR1" officeooo:rsid="0047673b" style:font-name-asian="Noto Serif CJK KR1" style:font-name-complex="Noto Serif CJK KR1"/>
    </style:style>
    <style:style style:name="T48" style:family="text">
      <style:text-properties fo:color="#3465a4" style:font-name="Noto Serif CJK KR1" officeooo:rsid="00b1f524" style:font-name-asian="Noto Serif CJK KR1" style:font-name-complex="Noto Serif CJK KR1"/>
    </style:style>
    <style:style style:name="T49" style:family="text">
      <style:text-properties fo:color="#3465a4" officeooo:rsid="00312a8c"/>
    </style:style>
    <style:style style:name="T50" style:family="text">
      <style:text-properties fo:color="#3465a4" officeooo:rsid="007f7d19"/>
    </style:style>
    <style:style style:name="T51" style:family="text">
      <style:text-properties fo:color="#3465a4" officeooo:rsid="00330d5f"/>
    </style:style>
    <style:style style:name="T52" style:family="text">
      <style:text-properties fo:color="#3465a4" officeooo:rsid="00389981"/>
    </style:style>
    <style:style style:name="T53" style:family="text">
      <style:text-properties fo:color="#3465a4" officeooo:rsid="0085a695"/>
    </style:style>
    <style:style style:name="T54" style:family="text">
      <style:text-properties fo:color="#3465a4" officeooo:rsid="00874134"/>
    </style:style>
    <style:style style:name="T55" style:family="text">
      <style:text-properties fo:color="#3465a4" officeooo:rsid="004648dd"/>
    </style:style>
    <style:style style:name="T56" style:family="text">
      <style:text-properties fo:color="#3465a4" officeooo:rsid="008829bb"/>
    </style:style>
    <style:style style:name="T57" style:family="text">
      <style:text-properties fo:color="#3465a4" officeooo:rsid="008afb55"/>
    </style:style>
    <style:style style:name="T58" style:family="text">
      <style:text-properties fo:color="#3465a4" officeooo:rsid="0046c7d9"/>
    </style:style>
    <style:style style:name="T59" style:family="text">
      <style:text-properties fo:color="#3465a4" officeooo:rsid="004ed1e3"/>
    </style:style>
    <style:style style:name="T60" style:family="text">
      <style:text-properties fo:color="#3465a4" officeooo:rsid="007c2c1f"/>
    </style:style>
    <style:style style:name="T61" style:family="text">
      <style:text-properties fo:color="#3465a4" officeooo:rsid="002b6398"/>
    </style:style>
    <style:style style:name="T62" style:family="text">
      <style:text-properties fo:color="#3465a4" officeooo:rsid="003d40a9"/>
    </style:style>
    <style:style style:name="T63" style:family="text">
      <style:text-properties fo:color="#3465a4" officeooo:rsid="00521ced"/>
    </style:style>
    <style:style style:name="T64" style:family="text">
      <style:text-properties fo:color="#3465a4" officeooo:rsid="003ee8e8"/>
    </style:style>
    <style:style style:name="T65" style:family="text">
      <style:text-properties fo:color="#3465a4" officeooo:rsid="00964124"/>
    </style:style>
    <style:style style:name="T66" style:family="text">
      <style:text-properties fo:color="#3465a4" officeooo:rsid="0097b750"/>
    </style:style>
    <style:style style:name="T67" style:family="text">
      <style:text-properties fo:color="#3465a4" officeooo:rsid="0043376e"/>
    </style:style>
    <style:style style:name="T68" style:family="text">
      <style:text-properties fo:color="#3465a4" officeooo:rsid="00ad9bb0"/>
    </style:style>
    <style:style style:name="T69" style:family="text">
      <style:text-properties fo:color="#3465a4" officeooo:rsid="00af962e"/>
    </style:style>
    <style:style style:name="T70" style:family="text">
      <style:text-properties fo:color="#3465a4" officeooo:rsid="00b13009"/>
    </style:style>
    <style:style style:name="T71" style:family="text">
      <style:text-properties fo:color="#3465a4" officeooo:rsid="00b1f524"/>
    </style:style>
    <style:style style:name="T72" style:family="text">
      <style:text-properties fo:color="#3465a4" fo:font-weight="bold" officeooo:rsid="003d40a9" style:font-weight-asian="bold" style:font-weight-complex="bold"/>
    </style:style>
    <style:style style:name="T73" style:family="text">
      <style:text-properties fo:color="#3465a4" fo:font-weight="normal" officeooo:rsid="003d40a9" style:font-weight-asian="normal" style:font-weight-complex="normal"/>
    </style:style>
    <style:style style:name="T74" style:family="text">
      <style:text-properties officeooo:rsid="001a0c3b"/>
    </style:style>
    <style:style style:name="T75" style:family="text">
      <style:text-properties officeooo:rsid="002653dd"/>
    </style:style>
    <style:style style:name="T76" style:family="text">
      <style:text-properties officeooo:rsid="001dc698"/>
    </style:style>
    <style:style style:name="T77" style:family="text">
      <style:text-properties officeooo:rsid="002b6398"/>
    </style:style>
    <style:style style:name="T78" style:family="text">
      <style:text-properties officeooo:rsid="002b78cb"/>
    </style:style>
    <style:style style:name="T79" style:family="text">
      <style:text-properties officeooo:rsid="0030b2b4"/>
    </style:style>
    <style:style style:name="T80" style:family="text">
      <style:text-properties officeooo:rsid="00312a8c"/>
    </style:style>
    <style:style style:name="T81" style:family="text">
      <style:text-properties officeooo:rsid="0032144d"/>
    </style:style>
    <style:style style:name="T82" style:family="text">
      <style:text-properties officeooo:rsid="00330d5f"/>
    </style:style>
    <style:style style:name="T83" style:family="text">
      <style:text-properties officeooo:rsid="0036c818"/>
    </style:style>
    <style:style style:name="T84" style:family="text">
      <style:text-properties officeooo:rsid="00389981"/>
    </style:style>
    <style:style style:name="T85" style:family="text">
      <style:text-properties officeooo:rsid="003d40a9"/>
    </style:style>
    <style:style style:name="T86" style:family="text">
      <style:text-properties officeooo:rsid="003ee8e8"/>
    </style:style>
    <style:style style:name="T87" style:family="text">
      <style:text-properties officeooo:rsid="003faf0f"/>
    </style:style>
    <style:style style:name="T88" style:family="text">
      <style:text-properties officeooo:rsid="0042c068"/>
    </style:style>
    <style:style style:name="T89" style:family="text">
      <style:text-properties officeooo:rsid="0043376e"/>
    </style:style>
    <style:style style:name="T90" style:family="text">
      <style:text-properties officeooo:rsid="004648dd"/>
    </style:style>
    <style:style style:name="T91" style:family="text">
      <style:text-properties officeooo:rsid="0046c7d9"/>
    </style:style>
    <style:style style:name="T92" style:family="text">
      <style:text-properties officeooo:rsid="004913a6"/>
    </style:style>
    <style:style style:name="T93" style:family="text">
      <style:text-properties officeooo:rsid="00495bdd"/>
    </style:style>
    <style:style style:name="T94" style:family="text">
      <style:text-properties officeooo:rsid="0049e2e8"/>
    </style:style>
    <style:style style:name="T95" style:family="text">
      <style:text-properties officeooo:rsid="004ed1e3"/>
    </style:style>
    <style:style style:name="T96" style:family="text">
      <style:text-properties officeooo:rsid="00521ced"/>
    </style:style>
    <style:style style:name="T97" style:family="text">
      <style:text-properties officeooo:rsid="0052b955"/>
    </style:style>
    <style:style style:name="T98" style:family="text">
      <style:text-properties officeooo:rsid="00540752"/>
    </style:style>
    <style:style style:name="T99" style:family="text">
      <style:text-properties officeooo:rsid="0054f096"/>
    </style:style>
    <style:style style:name="T100" style:family="text">
      <style:text-properties officeooo:rsid="00552a93"/>
    </style:style>
    <style:style style:name="T101" style:family="text">
      <style:text-properties officeooo:rsid="00570d7e"/>
    </style:style>
    <style:style style:name="T102" style:family="text">
      <style:text-properties officeooo:rsid="0057855d"/>
    </style:style>
    <style:style style:name="T103" style:family="text">
      <style:text-properties officeooo:rsid="0058ae26"/>
    </style:style>
    <style:style style:name="T104" style:family="text">
      <style:text-properties officeooo:rsid="005938cb"/>
    </style:style>
    <style:style style:name="T105" style:family="text">
      <style:text-properties officeooo:rsid="0059ce58"/>
    </style:style>
    <style:style style:name="T106" style:family="text">
      <style:text-properties officeooo:rsid="005b5f9d"/>
    </style:style>
    <style:style style:name="T107" style:family="text">
      <style:text-properties officeooo:rsid="0060711d"/>
    </style:style>
    <style:style style:name="T108" style:family="text">
      <style:text-properties officeooo:rsid="00623c5f"/>
    </style:style>
    <style:style style:name="T109" style:family="text">
      <style:text-properties officeooo:rsid="0065861b"/>
    </style:style>
    <style:style style:name="T110" style:family="text">
      <style:text-properties officeooo:rsid="00733037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font-weight="normal" officeooo:rsid="001861d9" style:font-weight-asian="normal" style:font-weight-complex="normal"/>
    </style:style>
    <style:style style:name="T113" style:family="text">
      <style:text-properties fo:font-weight="normal" officeooo:rsid="0073a89f" style:font-weight-asian="normal" style:font-weight-complex="normal"/>
    </style:style>
    <style:style style:name="T114" style:family="text">
      <style:text-properties fo:font-weight="normal" officeooo:rsid="004bcbd3" style:font-weight-asian="normal" style:font-weight-complex="normal"/>
    </style:style>
    <style:style style:name="T115" style:family="text">
      <style:text-properties fo:font-weight="normal" officeooo:rsid="007d5d16" style:font-weight-asian="normal" style:font-weight-complex="normal"/>
    </style:style>
    <style:style style:name="T116" style:family="text">
      <style:text-properties fo:font-weight="normal" officeooo:rsid="0084df00" style:font-weight-asian="normal" style:font-weight-complex="normal"/>
    </style:style>
    <style:style style:name="T117" style:family="text">
      <style:text-properties officeooo:rsid="0073aaf6"/>
    </style:style>
    <style:style style:name="T118" style:family="text">
      <style:text-properties officeooo:rsid="007bcd57"/>
    </style:style>
    <style:style style:name="T119" style:family="text">
      <style:text-properties officeooo:rsid="007f153a"/>
    </style:style>
    <style:style style:name="T120" style:family="text">
      <style:text-properties officeooo:rsid="0081524d"/>
    </style:style>
    <style:style style:name="T121" style:family="text">
      <style:text-properties officeooo:rsid="009256c5"/>
    </style:style>
    <style:style style:name="T122" style:family="text">
      <style:text-properties officeooo:rsid="0097b750"/>
    </style:style>
    <style:style style:name="T123" style:family="text">
      <style:text-properties officeooo:rsid="0098f878"/>
    </style:style>
    <style:style style:name="T124" style:family="text">
      <style:text-properties officeooo:rsid="009a0cfc"/>
    </style:style>
    <style:style style:name="T125" style:family="text">
      <style:text-properties officeooo:rsid="009c826f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officeooo:rsid="002b78cb" style:font-weight-asian="bold" style:font-weight-complex="bold"/>
    </style:style>
    <style:style style:name="T128" style:family="text">
      <style:text-properties fo:font-weight="bold" officeooo:rsid="0025e311" style:font-weight-asian="bold" style:font-weight-complex="bold"/>
    </style:style>
    <style:style style:name="T129" style:family="text">
      <style:text-properties fo:font-weight="bold" officeooo:rsid="0030b2b4" style:font-weight-asian="bold" style:font-weight-complex="bold"/>
    </style:style>
    <style:style style:name="T130" style:family="text">
      <style:text-properties fo:font-weight="bold" officeooo:rsid="00312a8c" style:font-weight-asian="bold" style:font-weight-complex="bold"/>
    </style:style>
    <style:style style:name="T131" style:family="text">
      <style:text-properties fo:font-weight="bold" officeooo:rsid="00330d5f" style:font-weight-asian="bold" style:font-weight-complex="bold"/>
    </style:style>
    <style:style style:name="T132" style:family="text">
      <style:text-properties fo:font-weight="bold" officeooo:rsid="0036c818" style:font-weight-asian="bold" style:font-weight-complex="bold"/>
    </style:style>
    <style:style style:name="T133" style:family="text">
      <style:text-properties fo:font-weight="bold" officeooo:rsid="00389981" style:font-weight-asian="bold" style:font-weight-complex="bold"/>
    </style:style>
    <style:style style:name="T134" style:family="text">
      <style:text-properties fo:font-weight="bold" officeooo:rsid="0046c7d9" style:font-weight-asian="bold" style:font-weight-complex="bold"/>
    </style:style>
    <style:style style:name="T135" style:family="text">
      <style:text-properties fo:font-weight="bold" officeooo:rsid="004913a6" style:font-weight-asian="bold" style:font-weight-complex="bold"/>
    </style:style>
    <style:style style:name="T136" style:family="text">
      <style:text-properties fo:font-weight="bold" officeooo:rsid="002b6398" style:font-weight-asian="bold" style:font-weight-complex="bold"/>
    </style:style>
    <style:style style:name="T137" style:family="text">
      <style:text-properties fo:font-weight="bold" officeooo:rsid="00521ced" style:font-weight-asian="bold" style:font-weight-complex="bold"/>
    </style:style>
    <style:style style:name="T138" style:family="text">
      <style:text-properties fo:font-weight="bold" officeooo:rsid="003ee8e8" style:font-weight-asian="bold" style:font-weight-complex="bold"/>
    </style:style>
    <style:style style:name="T139" style:family="text">
      <style:text-properties fo:font-weight="bold" officeooo:rsid="003faf0f" style:font-weight-asian="bold" style:font-weight-complex="bold"/>
    </style:style>
    <style:style style:name="T140" style:family="text">
      <style:text-properties fo:font-weight="bold" officeooo:rsid="0042c068" style:font-weight-asian="bold" style:font-weight-complex="bold"/>
    </style:style>
    <style:style style:name="T141" style:family="text">
      <style:text-properties fo:font-weight="bold" officeooo:rsid="0043376e" style:font-weight-asian="bold" style:font-weight-complex="bold"/>
    </style:style>
    <style:style style:name="T142" style:family="text">
      <style:text-properties fo:color="#0b08f0"/>
    </style:style>
    <style:style style:name="T143" style:family="text">
      <style:text-properties fo:color="#0b08f0" style:text-underline-style="none" officeooo:rsid="00a29718"/>
    </style:style>
    <style:style style:name="T144" style:family="text">
      <style:text-properties fo:color="#0b08f0" officeooo:rsid="0060711d"/>
    </style:style>
    <style:style style:name="T145" style:family="text">
      <style:text-properties fo:color="#0b08f0" style:font-name="Noto Serif CJK KR1" officeooo:rsid="0065861b" style:font-name-asian="Noto Serif CJK KR1" style:font-name-complex="Noto Serif CJK KR1"/>
    </style:style>
    <style:style style:name="T146" style:family="text">
      <style:text-properties fo:color="#0b08f0" style:font-name="Noto Serif CJK KR1" officeooo:rsid="0069cde2" style:font-name-asian="Noto Serif CJK KR1" style:font-name-complex="Noto Serif CJK KR1"/>
    </style:style>
    <style:style style:name="T147" style:family="text">
      <style:text-properties fo:color="#0b08f0" style:font-name="Noto Serif CJK KR1" officeooo:rsid="00a84ce4" style:font-name-asian="Noto Serif CJK KR1" style:font-name-complex="Noto Serif CJK KR1"/>
    </style:style>
    <style:style style:name="T148" style:family="text">
      <style:text-properties fo:color="#0b08f0" style:font-name="Noto Serif CJK KR1" officeooo:rsid="002d51aa" style:font-name-asian="Noto Serif CJK KR1" style:font-name-complex="Noto Serif CJK KR1"/>
    </style:style>
    <style:style style:name="T149" style:family="text">
      <style:text-properties fo:color="#0b08f0" style:font-name="Noto Serif CJK KR1" officeooo:rsid="006e64d0" style:font-name-asian="Noto Serif CJK KR1" style:font-name-complex="Noto Serif CJK KR1"/>
    </style:style>
    <style:style style:name="T150" style:family="text">
      <style:text-properties fo:color="#0b08f0" style:font-name="Noto Serif CJK KR1" officeooo:rsid="007139b7" style:font-name-asian="Noto Serif CJK KR1" style:font-name-complex="Noto Serif CJK KR1"/>
    </style:style>
    <style:style style:name="T151" style:family="text">
      <style:text-properties fo:color="#0b08f0" style:font-name="Noto Serif CJK KR1" officeooo:rsid="008dc2d0" style:font-name-asian="Noto Serif CJK KR1" style:font-name-complex="Noto Serif CJK KR1"/>
    </style:style>
    <style:style style:name="T152" style:family="text">
      <style:text-properties fo:color="#0b08f0" style:font-name="Noto Serif CJK KR1" officeooo:rsid="00b1f524" style:font-name-asian="Noto Serif CJK KR1" style:font-name-complex="Noto Serif CJK KR1"/>
    </style:style>
    <style:style style:name="T153" style:family="text">
      <style:text-properties fo:color="#0b08f0" style:font-name="Noto Serif CJK KR1" officeooo:rsid="0047673b" style:font-name-asian="Noto Serif CJK KR1" style:font-name-complex="Noto Serif CJK KR1"/>
    </style:style>
    <style:style style:name="T154" style:family="text">
      <style:text-properties fo:color="#0b08f0" style:font-name="Noto Serif CJK KR1" officeooo:rsid="007bcd57" style:font-name-asian="Noto Serif CJK KR1" style:font-name-complex="Noto Serif CJK KR1"/>
    </style:style>
    <style:style style:name="T155" style:family="text">
      <style:text-properties fo:color="#0b08f0" officeooo:rsid="006887ce"/>
    </style:style>
    <style:style style:name="T156" style:family="text">
      <style:text-properties fo:color="#0b08f0" officeooo:rsid="002b78cb"/>
    </style:style>
    <style:style style:name="T157" style:family="text">
      <style:text-properties fo:color="#0b08f0" officeooo:rsid="00733037"/>
    </style:style>
    <style:style style:name="T158" style:family="text">
      <style:text-properties fo:color="#0b08f0" officeooo:rsid="0025e311"/>
    </style:style>
    <style:style style:name="T159" style:family="text">
      <style:text-properties fo:color="#0b08f0" officeooo:rsid="002653dd"/>
    </style:style>
    <style:style style:name="T160" style:family="text">
      <style:text-properties fo:color="#0b08f0" officeooo:rsid="0075a935"/>
    </style:style>
    <style:style style:name="T161" style:family="text">
      <style:text-properties fo:color="#0b08f0" officeooo:rsid="0032144d"/>
    </style:style>
    <style:style style:name="T162" style:family="text">
      <style:text-properties fo:color="#0b08f0" officeooo:rsid="007815f9"/>
    </style:style>
    <style:style style:name="T163" style:family="text">
      <style:text-properties fo:color="#0b08f0" officeooo:rsid="00ab8537"/>
    </style:style>
    <style:style style:name="T164" style:family="text">
      <style:text-properties fo:color="#0b08f0" officeooo:rsid="0078985e"/>
    </style:style>
    <style:style style:name="T165" style:family="text">
      <style:text-properties fo:color="#0b08f0" officeooo:rsid="00312a8c"/>
    </style:style>
    <style:style style:name="T166" style:family="text">
      <style:text-properties fo:color="#0b08f0" officeooo:rsid="00ad9bb0"/>
    </style:style>
    <style:style style:name="T167" style:family="text">
      <style:text-properties fo:color="#0b08f0" officeooo:rsid="007f7d19"/>
    </style:style>
    <style:style style:name="T168" style:family="text">
      <style:text-properties fo:color="#0b08f0" officeooo:rsid="00330d5f"/>
    </style:style>
    <style:style style:name="T169" style:family="text">
      <style:text-properties fo:color="#0b08f0" officeooo:rsid="00af962e"/>
    </style:style>
    <style:style style:name="T170" style:family="text">
      <style:text-properties fo:color="#0b08f0" officeooo:rsid="00389981"/>
    </style:style>
    <style:style style:name="T171" style:family="text">
      <style:text-properties fo:color="#0b08f0" officeooo:rsid="0085a695"/>
    </style:style>
    <style:style style:name="T172" style:family="text">
      <style:text-properties fo:color="#0b08f0" officeooo:rsid="00874134"/>
    </style:style>
    <style:style style:name="T173" style:family="text">
      <style:text-properties fo:color="#0b08f0" officeooo:rsid="004648dd"/>
    </style:style>
    <style:style style:name="T174" style:family="text">
      <style:text-properties fo:color="#0b08f0" officeooo:rsid="008829bb"/>
    </style:style>
    <style:style style:name="T175" style:family="text">
      <style:text-properties fo:color="#0b08f0" officeooo:rsid="008afb55"/>
    </style:style>
    <style:style style:name="T176" style:family="text">
      <style:text-properties fo:color="#0b08f0" officeooo:rsid="0046c7d9"/>
    </style:style>
    <style:style style:name="T177" style:family="text">
      <style:text-properties fo:color="#0b08f0" officeooo:rsid="00b13009"/>
    </style:style>
    <style:style style:name="T178" style:family="text">
      <style:text-properties fo:color="#0b08f0" officeooo:rsid="004ed1e3"/>
    </style:style>
    <style:style style:name="T179" style:family="text">
      <style:text-properties fo:color="#0b08f0" officeooo:rsid="00b1f524"/>
    </style:style>
    <style:style style:name="T180" style:family="text">
      <style:text-properties fo:color="#0b08f0" officeooo:rsid="007c2c1f"/>
    </style:style>
    <style:style style:name="T181" style:family="text">
      <style:text-properties fo:color="#0b08f0" officeooo:rsid="002b6398"/>
    </style:style>
    <style:style style:name="T182" style:family="text">
      <style:text-properties fo:color="#0b08f0" fo:font-weight="normal" style:font-weight-asian="normal" style:font-weight-complex="normal"/>
    </style:style>
    <style:style style:name="T183" style:family="text">
      <style:text-properties fo:color="#0b08f0" fo:font-weight="normal" officeooo:rsid="003d40a9" style:font-weight-asian="normal" style:font-weight-complex="normal"/>
    </style:style>
    <style:style style:name="T184" style:family="text">
      <style:text-properties fo:color="#0b08f0" officeooo:rsid="003d40a9"/>
    </style:style>
    <style:style style:name="T185" style:family="text">
      <style:text-properties fo:color="#0b08f0" officeooo:rsid="00521ced"/>
    </style:style>
    <style:style style:name="T186" style:family="text">
      <style:text-properties fo:color="#0b08f0" officeooo:rsid="003ee8e8"/>
    </style:style>
    <style:style style:name="T187" style:family="text">
      <style:text-properties fo:color="#0b08f0" officeooo:rsid="00964124"/>
    </style:style>
    <style:style style:name="T188" style:family="text">
      <style:text-properties fo:color="#0b08f0" officeooo:rsid="0097b750"/>
    </style:style>
    <style:style style:name="T189" style:family="text">
      <style:text-properties fo:color="#0b08f0" officeooo:rsid="0043376e"/>
    </style:style>
    <style:style style:name="T190" style:family="text">
      <style:text-properties officeooo:rsid="00a84ce4"/>
    </style:style>
    <style:style style:name="T191" style:family="text">
      <style:text-properties fo:color="#000000"/>
    </style:style>
    <style:style style:name="T192" style:family="text">
      <style:text-properties fo:color="#000000" officeooo:rsid="001ab679"/>
    </style:style>
    <style:style style:name="T193" style:family="text">
      <style:text-properties fo:color="#000000" style:font-name="Noto Serif CJK KR1" officeooo:rsid="001ab679" style:font-name-asian="Noto Serif CJK KR1" style:font-name-complex="Noto Serif CJK KR1"/>
    </style:style>
    <style:style style:name="T194" style:family="text">
      <style:text-properties fo:color="#000000" officeooo:rsid="00b4fd31"/>
    </style:style>
    <style:style style:name="T195" style:family="text">
      <style:text-properties officeooo:rsid="00af962e"/>
    </style:style>
    <style:style style:name="T196" style:family="text">
      <style:text-properties officeooo:rsid="00b33f33"/>
    </style:style>
    <style:style style:name="T197" style:family="text">
      <style:text-properties officeooo:rsid="00b4fd31"/>
    </style:style>
    <style:style style:name="T198" style:family="text">
      <style:text-properties fo:color="#ff0000" officeooo:rsid="001ab6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1. git으로 파일 관리 시작하기.</text:p>
      <text:p text:style-name="P1"/>
      <text:p text:style-name="P8"><text:s/><text:span text:style-name="T1">■</text:span> <text:span text:style-name="T126">git init</text:span> <text:span text:style-name="T143">디렉토리</text:span> : git으로 <text:span text:style-name="T144">디렉토리</text:span><text:span text:style-name="T142"> </text:span>관리를 시작한다.</text:p>
      <text:p text:style-name="P8"><text:s text:c="2"/>- 해당 <text:span text:style-name="T144">디렉토리</text:span><text:span text:style-name="T107">에서 git 명령어를 사용 가능하게 해준다. </text:span><text:s/></text:p>
      <text:p text:style-name="P1"/>
      <text:p text:style-name="P61"><text:span text:style-name="T74">2. git으로 파일 관</text:span>리하는 <text:span text:style-name="T74">법</text:span></text:p>
      <text:p text:style-name="P10"><text:s/></text:p>
      <text:p text:style-name="P2"><text:span text:style-name="T1"><text:s/>▲ </text:span><text:span text:style-name="T3">Working tree : 현재 디렉토리</text:span><text:span text:style-name="T16">에 실제 존재하는 </text:span><text:span text:style-name="T3"><text:s/>파일들이 있는 공간</text:span></text:p>
      <text:p text:style-name="P12"/>
      <text:p text:style-name="P2"><text:span text:style-name="T3"><text:s/>▲</text:span><text:span text:style-name="T1"> </text:span><text:span text:style-name="T3">Staging Area : 버전에 업로드 되는 </text:span><text:span text:style-name="T19">파일</text:span><text:span text:style-name="T3">이 있는 공간</text:span></text:p>
      <text:p text:style-name="P12"/>
      <text:p text:style-name="P12"><text:s/>▲ Repository : 버전이 저장되는 공간</text:p>
      <text:p text:style-name="P12"/>
      <text:p text:style-name="P62"><text:span text:style-name="T3"><text:s/>▲ </text:span><text:span text:style-name="T16">git</text:span><text:span text:style-name="T17">으로 새로운 버전을 생성 할 때</text:span><text:span text:style-name="T16"> </text:span><text:span text:style-name="T19">파일</text:span><text:span text:style-name="T16">들의 경로</text:span></text:p>
      <text:p text:style-name="P13"><text:s/><text:span text:style-name="T108">Working tree -&gt; Staging Area -&gt; Repository</text:span></text:p>
      <text:p text:style-name="P10"/>
      <text:p text:style-name="P11"><text:span text:style-name="T2"><text:s/>■ </text:span><text:span text:style-name="T36">git status</text:span><text:span text:style-name="T1"> : 현재 </text:span><text:span text:style-name="T18">디렉토리</text:span><text:span text:style-name="T1">의 </text:span><text:span text:style-name="T18">git</text:span><text:span text:style-name="T1"> 상태를 나타</text:span><text:span text:style-name="T18">낸다.</text:span></text:p>
      <text:p text:style-name="P90"><text:span text:style-name="T1"><text:s/></text:span><text:span text:style-name="T35"><text:s/></text:span><text:span text:style-name="T193">★</text:span><text:span text:style-name="T1"> </text:span><text:span text:style-name="T18">현재 </text:span><text:span text:style-name="T42">branch</text:span><text:span text:style-name="T18">, 디렉토리의 수정된 파일들이 commit 되었는지 등 </text:span></text:p>
      <text:p text:style-name="P14"/>
      <text:p text:style-name="P3"><text:span text:style-name="T4"><text:s/></text:span><text:span text:style-name="T1">■ </text:span><text:span text:style-name="T37">git add</text:span><text:span text:style-name="T4"> </text:span><text:span text:style-name="T145">파일</text:span><text:span text:style-name="T4"> : Staging Area에 </text:span><text:span text:style-name="T145">파일</text:span><text:span text:style-name="T4">을 등록한다.</text:span></text:p>
      <text:p text:style-name="P15"><text:s/><text:span text:style-name="T190"><text:s/></text:span><text:span text:style-name="T191">★</text:span> <text:span text:style-name="T109">add를 통해 Staging Area에 등록된 </text:span><text:span text:style-name="T155">파일</text:span><text:span text:style-name="T109">만이 새로 추가되는 버전에 반영된다.</text:span></text:p>
      <text:p text:style-name="P76"><text:s text:c="2"/><text:span text:style-name="T191">★</text:span> <text:span text:style-name="T155">파일</text:span><text:span text:style-name="T142"> </text:span>뿐 아니라 <text:span text:style-name="T155">디렉토리</text:span>도 가능.</text:p>
      <text:p text:style-name="P14"/>
      <text:p text:style-name="P6"><text:span text:style-name="T4"><text:s/>■ </text:span><text:span text:style-name="T37">git commit</text:span><text:span text:style-name="T4"> </text:span><text:span text:style-name="T5">: </text:span><text:span text:style-name="T8">Staging Area에 있는 </text:span><text:span text:style-name="T20">파일</text:span><text:span text:style-name="T8">들을 새로운 버전으로 </text:span><text:span text:style-name="T20">업로드</text:span><text:span text:style-name="T8"> 한다</text:span></text:p>
      <text:p text:style-name="P77"><text:s text:c="3"/><text:span text:style-name="T192">★</text:span> 기본적으로 설정된 편집기로 버전의 이름과 설명 등을 작성 할 수 있다.</text:p>
      <text:p text:style-name="P5"><text:span text:style-name="T5"><text:s text:c="2"/></text:span><text:span text:style-name="T6">◆ -m “</text:span><text:span text:style-name="T146">버전_이름</text:span><text:span text:style-name="T6">” : </text:span><text:span text:style-name="T5">Staging Area에 있는 </text:span><text:span text:style-name="T20">파일</text:span><text:span text:style-name="T5">들을 </text:span><text:span text:style-name="T146">버전</text:span><text:span text:style-name="T147">_이름</text:span><text:span text:style-name="T5"> 으로 저장한다.</text:span></text:p>
      <text:p text:style-name="P6"><text:span text:style-name="T5"><text:s text:c="2"/></text:span><text:span text:style-name="T6">◆ -</text:span><text:span text:style-name="T8">a : git add를 처리한다.</text:span></text:p>
      <text:p text:style-name="P87"><text:span text:style-name="T8"><text:s text:c="3"/></text:span><text:span text:style-name="T193">★</text:span><text:span text:style-name="T8"> </text:span><text:span text:style-name="T20">기본적으로 </text:span><text:span text:style-name="T8">수정된 </text:span><text:span text:style-name="T20">파일</text:span><text:span text:style-name="T8">을 </text:span><text:span text:style-name="T20">add한다.</text:span></text:p>
      <text:p text:style-name="P87"><text:span text:style-name="T20"><text:s/></text:span><text:span text:style-name="T8"><text:s text:c="2"/></text:span><text:span text:style-name="T193">★</text:span><text:span text:style-name="T8"> 한 번이라도 </text:span><text:span text:style-name="T9">git add로 처리된 </text:span><text:span text:style-name="T20">파일</text:span><text:span text:style-name="T9">만이 자동으로 대상이 된다.</text:span></text:p>
      <text:p text:style-name="P16"/>
      <text:p text:style-name="P4"><text:span text:style-name="T4"><text:s/>■ </text:span><text:span text:style-name="T38">git log</text:span><text:span text:style-name="T7"> : 버전들</text:span><text:span text:style-name="T21">의</text:span><text:span text:style-name="T7"> 기록을 나타낸다.</text:span></text:p>
      <text:p text:style-name="P4"><text:span text:style-name="T5"><text:s text:c="2"/></text:span><text:span text:style-name="T6">◆ -</text:span><text:span text:style-name="T7">p : 버전들</text:span><text:span text:style-name="T21">의</text:span><text:span text:style-name="T7"> 기록과 수정 사항을 나타낸다.</text:span></text:p>
      <text:p text:style-name="P88"><text:span text:style-name="T5"><text:s text:c="2"/></text:span><text:span text:style-name="T6">◆ --</text:span><text:span text:style-name="T12">all : 모든 </text:span><text:span text:style-name="T42">branch</text:span><text:span text:style-name="T12">를 나타냄</text:span></text:p>
      <text:p text:style-name="P7"><text:span text:style-name="T12"><text:s/></text:span><text:span text:style-name="T5"><text:s/></text:span><text:span text:style-name="T6">◆ --</text:span><text:span text:style-name="T12">graph : 시각적으로 로그를 표현</text:span></text:p>
      <text:p text:style-name="P7"><text:span text:style-name="T12"><text:s/></text:span><text:span text:style-name="T5"><text:s/></text:span><text:span text:style-name="T6">◆ --</text:span><text:span text:style-name="T12">oneline : 로그</text:span><text:span text:style-name="T22">에 표현되는 각 버전들을</text:span><text:span text:style-name="T12"> 간략하게 한 줄로 표현</text:span></text:p>
      <text:p text:style-name="P17"/>
      <text:p text:style-name="P5"><text:span text:style-name="T5"><text:s/></text:span><text:span text:style-name="T1">■ </text:span><text:span text:style-name="T39">git diff</text:span><text:span text:style-name="T6"> : 수정된 파일들의 수정 사항을 나타낸다.</text:span></text:p>
      <text:p text:style-name="P18"/>
      <text:p text:style-name="P50"><text:span text:style-name="T110">3</text:span><text:span text:style-name="T74">. git으로 버전 관</text:span>리하는 <text:span text:style-name="T74">법</text:span></text:p>
      <text:p text:style-name="P54"/>
      <text:p text:style-name="P70"><text:s/><text:span text:style-name="T74">▲</text:span><text:span text:style-name="T112"> 버전을 가리키는 경로</text:span></text:p>
      <text:p text:style-name="P55"><text:soft-page-break/><text:span text:style-name="T112"><text:s/></text:span><text:span text:style-name="T113">HEAD -&gt; branch -&gt; commit address</text:span></text:p>
      <text:p text:style-name="P66"><text:s text:c="2"/>- branch를 경유하지 않고 직접 commit address에 접근 할 수도 있다.</text:p>
      <text:p text:style-name="P66"/>
      <text:p text:style-name="P63"><text:span text:style-name="T6"><text:s/></text:span><text:span text:style-name="T2">■ </text:span><text:span text:style-name="T39">git reset</text:span><text:span text:style-name="T6"> </text:span><text:span text:style-name="T148">commit </text:span><text:span text:style-name="T149">address</text:span><text:span text:style-name="T148"> </text:span><text:span text:style-name="T6">: </text:span><text:span text:style-name="T148">commit </text:span><text:span text:style-name="T149">address</text:span><text:span text:style-name="T10">의 버전으로 </text:span><text:span text:style-name="T23">branch를 이동시킨다.</text:span></text:p>
      <text:p text:style-name="P89"><text:span text:style-name="T10"><text:s/></text:span><text:span text:style-name="T30"><text:s/></text:span><text:span text:style-name="T193">★</text:span><text:span text:style-name="T11"> </text:span><text:span text:style-name="T23">해당 </text:span><text:span text:style-name="T149">commit address </text:span><text:span text:style-name="T23">이후의 버전은 삭제된다.</text:span></text:p>
      <text:p text:style-name="P89"><text:span text:style-name="T10"><text:s text:c="2"/></text:span><text:span text:style-name="T193">★</text:span><text:span text:style-name="T10"> </text:span><text:span text:style-name="T6">기본적으로</text:span><text:span text:style-name="T11"> Repository, Staging Area 까지 리셋 한다</text:span><text:span text:style-name="T23">(현재 directory의 내용은 변하지 않는 </text:span></text:p>
      <text:p text:style-name="P9"><text:span text:style-name="T23"><text:s text:c="4"/>다는 뜻)</text:span><text:span text:style-name="T11">.</text:span></text:p>
      <text:p text:style-name="P59"><text:span text:style-name="T6"><text:s text:c="2"/>◆ --hard : <text:s/></text:span><text:span text:style-name="T11">Repository, Staging Area 에 더해, Working tree 까지 리셋 한다.</text:span></text:p>
      <text:p text:style-name="P91"><text:span text:style-name="T11"><text:s text:c="3"/></text:span><text:span text:style-name="T193">★</text:span><text:span text:style-name="T11"> </text:span><text:span text:style-name="T24">directory의 실제 내용 까지 </text:span><text:span text:style-name="T150">commit address</text:span><text:span text:style-name="T24">의 상태로 돌아간다.</text:span></text:p>
      <text:p text:style-name="P18"/>
      <text:p text:style-name="P41"><text:span text:style-name="T76"><text:s/></text:span>■ <text:span text:style-name="T127">git revert</text:span><text:span text:style-name="T78"> </text:span><text:span text:style-name="T156">commit a</text:span><text:span text:style-name="T157">ddress</text:span><text:span text:style-name="T78"> : </text:span><text:span text:style-name="T156">commit </text:span><text:span text:style-name="T157">address</text:span><text:span text:style-name="T78">의 버전을 한 단계 전으로 되돌린 버전을 </text:span></text:p>
      <text:p text:style-name="P71"><text:s text:c="4"/>추가한다.</text:p>
      <text:p text:style-name="P78"><text:s text:c="2"/><text:span text:style-name="T192">★</text:span> 추가된 버전은 설정된 편집기로 이름과 설명을 작성 할 수 있다.</text:p>
      <text:p text:style-name="P18"/>
      <text:p text:style-name="P19"><text:s/>■ <text:span text:style-name="T128">git checkout</text:span><text:span text:style-name="T43"> </text:span><text:span text:style-name="T158">commit </text:span><text:span text:style-name="T157">address</text:span><text:span text:style-name="T43"> : </text:span><text:span text:style-name="T158">c</text:span><text:span text:style-name="T159">ommit </text:span><text:span text:style-name="T157">address</text:span><text:span text:style-name="T110">로 </text:span><text:span text:style-name="T117">HEAD를 이동시킨다.</text:span></text:p>
      <text:p text:style-name="P26"><text:span text:style-name="T14"><text:s text:c="3"/>-</text:span><text:span text:style-name="T75"> </text:span><text:span text:style-name="T159">commit </text:span><text:span text:style-name="T160">address</text:span><text:span text:style-name="T75">는 git log 명령어로 확인 할 수 있다.</text:span></text:p>
      <text:p text:style-name="P22"><text:s text:c="2"/><text:span text:style-name="T76">◆ </text:span><text:span text:style-name="T161">branch</text:span><text:span text:style-name="T81">를 입력하면 해당 </text:span><text:span text:style-name="T161">branch</text:span><text:span text:style-name="T81">가 가리키는 </text:span><text:span text:style-name="T162">commit address</text:span><text:span text:style-name="T81">로 이동한다.</text:span></text:p>
      <text:p text:style-name="P19"/>
      <text:p text:style-name="P20"><text:s/>■ <text:span text:style-name="T126">.</text:span><text:span text:style-name="T129">gitgnore</text:span><text:span text:style-name="T79"> </text:span><text:span text:style-name="T163">파일</text:span><text:span text:style-name="T79"> : git 편집에서 </text:span><text:span text:style-name="T164">파일</text:span><text:span text:style-name="T79">을 제외한다.</text:span></text:p>
      <text:p text:style-name="P19"/>
      <text:p text:style-name="P51"><text:span text:style-name="T125">4</text:span><text:span text:style-name="T74">. </text:span><text:span text:style-name="T80">branch 관리하기</text:span></text:p>
      <text:p text:style-name="P67"/>
      <text:p text:style-name="P57"><text:span text:style-name="T113"><text:s/>▲ </text:span><text:span text:style-name="T115">branch는 가지라는 뜻으로 git으로 관리되는 버전의 여러 방향을 뜻한다.</text:span></text:p>
      <text:p text:style-name="P67"/>
      <text:p text:style-name="P56"><text:span text:style-name="T113"><text:s/>▲ </text:span><text:span text:style-name="T114">base는 branch가 분기된 시점을 뜻한다.</text:span></text:p>
      <text:p text:style-name="P68"/>
      <text:p text:style-name="P58"><text:span text:style-name="T113"><text:s/>▲ </text:span><text:span text:style-name="T116">fast forward란 현재 버전의 앞 버전이 존재하고 branch가 현재 버전을 가리킬 때 현재 버전에 앞 </text:span></text:p>
      <text:p text:style-name="P69"><text:s text:c="4"/>버전을 병합하여 결과적으로 앞 버전으로 branch만을 이동 시키는 것을 뜻한다.</text:p>
      <text:p text:style-name="P42"/>
      <text:p text:style-name="P21"><text:s/>■ <text:span text:style-name="T130">git branch</text:span><text:span text:style-name="T80"> </text:span><text:span text:style-name="T165">branch</text:span><text:span text:style-name="T166">_이름</text:span><text:span text:style-name="T80"> : </text:span><text:span text:style-name="T165">branch</text:span><text:span text:style-name="T166">_이름</text:span><text:span text:style-name="T119">으로 새 branch</text:span><text:span text:style-name="T80">를 추가한다.</text:span></text:p>
      <text:p text:style-name="P80"><text:s text:c="2"/><text:span text:style-name="T192">★</text:span> <text:span text:style-name="T165">branch</text:span><text:span text:style-name="T166">_</text:span><text:span text:style-name="T167">이름</text:span><text:span text:style-name="T80">을 입력하지 않으면 현재 branch들의 목록을 나타낸다.</text:span></text:p>
      <text:p text:style-name="P21"/>
      <text:p text:style-name="P23"><text:s/>■ <text:span text:style-name="T131">git merge</text:span><text:span text:style-name="T82"> </text:span><text:span text:style-name="T168">branch</text:span><text:span text:style-name="T169">_이름</text:span><text:span text:style-name="T51"> </text:span><text:span text:style-name="T82">: 현재 branch에 </text:span><text:span text:style-name="T168">branch</text:span><text:span text:style-name="T169">_이름</text:span><text:span text:style-name="T120">을</text:span><text:span text:style-name="T82"> 병합한다.</text:span></text:p>
      <text:p text:style-name="P92"><text:span text:style-name="T2"><text:s text:c="2"/></text:span><text:span text:style-name="T193">★</text:span><text:span text:style-name="T2"> </text:span><text:span text:style-name="T15">base로 부터의 변경 사항만을 고려한다.</text:span></text:p>
      <text:p text:style-name="P92"><text:span text:style-name="T2"><text:s text:c="2"/></text:span><text:span text:style-name="T193">★</text:span><text:span text:style-name="T2"> 같은 파일은 수정된 부분이 </text:span><text:span text:style-name="T13">겹치지 않을</text:span><text:span text:style-name="T2"> 경우 자동으로 수정된 사항이 덮어져 병합된다.</text:span></text:p>
      <text:p text:style-name="P81"><text:s text:c="2"/><text:span text:style-name="T192">★</text:span> 만약 같은 부분이 수정되었다면 해당 부분을 수동으로 수정해야 하며 수정된 파일을 <text:span text:style-name="T82">git add </text:span></text:p>
      <text:p text:style-name="P81"><text:span text:style-name="T195"><text:s text:c="6"/></text:span><text:span text:style-name="T82">명령어로</text:span><text:span text:style-name="T195"> </text:span><text:span text:style-name="T82">추가한 뒤, git commit 명령어를 쓰면 자동으로 병합된 버전이 추가된다.</text:span></text:p>
      <text:p text:style-name="P40"><text:s text:c="2"/><text:span text:style-name="T76">◆ --</text:span><text:span text:style-name="T106">no-ff : fast forward 하지 않고 병합된 새로운 버전을 추가한다.</text:span></text:p>
      <text:p text:style-name="P47"/>
      <text:p text:style-name="P24"><text:s/>■ <text:span text:style-name="T132">git mergetool</text:span><text:span text:style-name="T83"> : 병합 시 파일 간 충돌이 있으면 설정된 mergetool로 해당 파일을 수정 할 수 </text:span></text:p>
      <text:p text:style-name="P48"><text:s text:c="4"/>있으며 수정 후에는 자동으로 수정된 파일을 git add 처리한다.</text:p>
      <text:p text:style-name="P48"><text:soft-page-break/></text:p>
      <text:p text:style-name="P25"><text:s/>■ <text:span text:style-name="T133">git cherry-pick</text:span><text:span text:style-name="T84"> </text:span><text:span text:style-name="T170">commit a</text:span><text:span text:style-name="T171">ddress</text:span><text:span text:style-name="T84"> : 현 branch와 </text:span><text:span text:style-name="T170">commit </text:span><text:span text:style-name="T171">ad</text:span><text:span text:style-name="T172">d</text:span><text:span text:style-name="T171">ress</text:span><text:span text:style-name="T84">의 내용을 병합한다.</text:span></text:p>
      <text:p text:style-name="P82"><text:s text:c="2"/><text:span text:style-name="T192">★</text:span> <text:span text:style-name="T173">commit </text:span><text:span text:style-name="T174">address</text:span><text:span text:style-name="T55"> </text:span><text:span text:style-name="T90">기준으로 전 버전과의 의 변경 사항 만을 추가해서 병합 시킨다.</text:span></text:p>
      <text:p text:style-name="P82"><text:s text:c="2"/><text:span text:style-name="T192">★</text:span> 병합 전 주 <text:span text:style-name="T90">branch가 가리키던 </text:span><text:span text:style-name="T175">commit address</text:span><text:span text:style-name="T90">만이 부모 버전이 된다.</text:span></text:p>
      <text:p text:style-name="P25"/>
      <text:p text:style-name="P32"><text:s/>■ <text:span text:style-name="T134">git rebase</text:span><text:span text:style-name="T91"> </text:span><text:span text:style-name="T176">branch</text:span><text:span text:style-name="T177">_이름</text:span><text:span text:style-name="T91"> : 현재 branch의 base를 </text:span><text:span text:style-name="T176">branch</text:span><text:span text:style-name="T177">_이름</text:span><text:span text:style-name="T91">으로 변경한다.</text:span></text:p>
      <text:p text:style-name="P93"><text:span text:style-name="T2"><text:s/></text:span><text:span text:style-name="T31"><text:s/></text:span><text:span text:style-name="T193">★</text:span><text:span text:style-name="T2"> </text:span><text:span text:style-name="T32">base</text:span><text:span text:style-name="T2">에서 현재 </text:span><text:span text:style-name="T33">branch까지의 버전을 </text:span><text:span text:style-name="T151">branch</text:span><text:span text:style-name="T152">_이름</text:span><text:span text:style-name="T34">과 </text:span><text:span text:style-name="T33">차례대로 합병해 </text:span><text:span text:style-name="T153">b</text:span><text:span text:style-name="T151">ranch</text:span><text:span text:style-name="T152">_이름</text:span><text:span text:style-name="T34"> 뒤에 </text:span></text:p>
      <text:p text:style-name="P72"><text:s text:c="3"/><text:span text:style-name="T197"><text:s text:c="2"/></text:span>추가한다.</text:p>
      <text:p text:style-name="P86"><text:s text:c="2"/><text:span text:style-name="T192">★</text:span> <text:s/>결과적으로 마지막 버전은 git merge 명령어를 실행한 것과 같아진다.</text:p>
      <text:p text:style-name="P83"><text:s text:c="2"/><text:span text:style-name="T192">★</text:span> <text:span text:style-name="T95">HEAD를 </text:span><text:span text:style-name="T178">branch</text:span><text:span text:style-name="T179">_이름</text:span><text:span text:style-name="T95">으로 변경한 뒤 cherry-pick을 통 작동한다(주 branch의 수정 사항 </text:span></text:p>
      <text:p text:style-name="P73"><text:span text:style-name="T197"><text:s/></text:span><text:s text:c="4"/>만을 고려).</text:p>
      <text:p text:style-name="P35"><text:s text:c="2"/><text:span text:style-name="T76">◆ --</text:span><text:span text:style-name="T93">continue : 명령을 재개 시킨다</text:span><text:span text:style-name="T94">(충돌이 일어났을 때 해결을 한 경우)</text:span><text:span text:style-name="T93">.</text:span></text:p>
      <text:p text:style-name="P33"/>
      <text:p text:style-name="P34"><text:s/>■ <text:span text:style-name="T135">git am</text:span><text:span text:style-name="T92"> : ?</text:span></text:p>
      <text:p text:style-name="P34"><text:s text:c="2"/><text:span text:style-name="T76">◆ --</text:span><text:span text:style-name="T92">show-current-patch : 충돌이 일어난 파일과 버전을 나타낸다.</text:span></text:p>
      <text:p text:style-name="P25"/>
      <text:p text:style-name="P53"><text:span text:style-name="T125">5</text:span><text:span text:style-name="T74">. git설정 변경</text:span> <text:span text:style-name="T74">법</text:span></text:p>
      <text:p text:style-name="P46"/>
      <text:p text:style-name="P46"><text:s/>■ <text:span text:style-name="T136">git config --global user.name</text:span><text:span text:style-name="T77"> “</text:span><text:span text:style-name="T180">username</text:span><text:span text:style-name="T77">” : Github의 </text:span><text:span text:style-name="T180">username</text:span><text:span text:style-name="T77">을 등록 한다.</text:span></text:p>
      <text:p text:style-name="P46"/>
      <text:p text:style-name="P46"><text:s/>■ <text:span text:style-name="T136">git config –global user.email</text:span><text:span text:style-name="T77"> “</text:span><text:span text:style-name="T181">email</text:span><text:span text:style-name="T77">” : Github의 메일을 등록 한다.</text:span></text:p>
      <text:p text:style-name="P46"/>
      <text:p text:style-name="P64"><text:span text:style-name="T2"><text:s/>■ </text:span><text:span text:style-name="T40">git config --global core.editor</text:span><text:span text:style-name="T2"> "</text:span><text:span text:style-name="T154">editor</text:span><text:span text:style-name="T2">" : </text:span><text:span text:style-name="T25">git commit 명령어에 대응되는 </text:span><text:span text:style-name="T154">editor</text:span><text:span text:style-name="T26">를 </text:span></text:p>
      <text:p text:style-name="P46"><text:span text:style-name="T118"><text:s text:c="4"/>설정한다.</text:span><text:span text:style-name="T77"> </text:span></text:p>
      <text:p text:style-name="P25"/>
      <text:p text:style-name="P52"><text:span text:style-name="T121">6</text:span><text:span text:style-name="T74">. 원격 저장 관리</text:span></text:p>
      <text:p text:style-name="P27"/>
      <text:p text:style-name="P43"><text:s/>■ <text:span text:style-name="T126">git remote</text:span> <text:span text:style-name="T126">add </text:span><text:span text:style-name="T182">이름</text:span><text:span text:style-name="T183"> 주소</text:span><text:span text:style-name="T85"> : 원격 저장소의 주소를 </text:span><text:span text:style-name="T184">이름</text:span><text:span text:style-name="T85">으로 추가한다.</text:span></text:p>
      <text:p text:style-name="P65"><text:span text:style-name="T2"><text:s text:c="2"/></text:span><text:span text:style-name="T6">◆ </text:span><text:span text:style-name="T41">git remote</text:span><text:span text:style-name="T28"> : 디렉터리에 추가된 원격 저장소들을 </text:span><text:span text:style-name="T29">별칭</text:span><text:span text:style-name="T28">으로 나타낸다.</text:span></text:p>
      <text:p text:style-name="P28"><text:s text:c="2"/><text:span text:style-name="T76">◆ -v : 디렉터리에 추가된 원격 저장소들의 주소를 나타낸다.</text:span></text:p>
      <text:p text:style-name="P28"/>
      <text:p text:style-name="P36"><text:s/>■ <text:span text:style-name="T137">git push</text:span><text:span text:style-name="T96"> : 원격 저장소에 파일을 업로드 한다.</text:span></text:p>
      <text:p text:style-name="P36"><text:s text:c="2"/><text:span text:style-name="T76">◆ --</text:span><text:span text:style-name="T96">set-upstream 이름</text:span><text:span text:style-name="T63"> </text:span><text:span text:style-name="T185">branch</text:span><text:span text:style-name="T96"> : </text:span><text:span text:style-name="T185">이름</text:span><text:span text:style-name="T96">의 원격 저장소에 </text:span><text:span text:style-name="T185">branch</text:span><text:span text:style-name="T96">를 기본으로 업로드 하게 끔 </text:span></text:p>
      <text:p text:style-name="P49"><text:s text:c="5"/>설정한다.</text:p>
      <text:p text:style-name="P36"/>
      <text:p text:style-name="P29"><text:s/>■ <text:span text:style-name="T138">git clone 주소</text:span><text:span text:style-name="T64"> </text:span><text:span text:style-name="T86">: </text:span><text:span text:style-name="T186">주소</text:span><text:span text:style-name="T86">의 내용을 복제한 파일을 생성한다.</text:span></text:p>
      <text:p text:style-name="P29"><text:s text:c="2"/><text:span text:style-name="T76">◆ </text:span><text:span text:style-name="T187">디렉토리</text:span><text:span text:style-name="T86"> : </text:span><text:span text:style-name="T187">디렉토리</text:span><text:span text:style-name="T86">로 복제한 파일을 생성한다.</text:span></text:p>
      <text:p text:style-name="P29"/>
      <text:p text:style-name="P30"><text:s/>■ <text:span text:style-name="T139">git pull</text:span><text:span text:style-name="T87"> : 원격 저장소에 저장된 내용을 가져온다.</text:span></text:p>
      <text:p text:style-name="P30"/>
      <text:p text:style-name="P31"><text:s/>■ <text:span text:style-name="T140">git fetch </text:span><text:span text:style-name="T88">: 원격 저장소의 branch를 업데이트한다.</text:span></text:p>
      <text:p text:style-name="P94"><text:soft-page-break/><text:span text:style-name="T2"><text:s text:c="2"/></text:span><text:span text:style-name="T193">★</text:span><text:span text:style-name="T2"> </text:span><text:span text:style-name="T27">HEAD를 움직이지 않고</text:span><text:span text:style-name="T2"> 원격 저장소의 </text:span><text:span text:style-name="T27">branch가 가리키는</text:span><text:span text:style-name="T2"> 버전이 새로 추가된다.</text:span></text:p>
      <text:p text:style-name="P84"><text:s text:c="2"/><text:span text:style-name="T192">★</text:span><text:span text:style-name="T76"> </text:span><text:span text:style-name="T141">git pull</text:span><text:span text:style-name="T89"> = </text:span><text:span text:style-name="T141">git fetch</text:span><text:span text:style-name="T89">; </text:span><text:span text:style-name="T141">git merge</text:span><text:span text:style-name="T89"> </text:span><text:span text:style-name="T188">remote</text:span><text:span text:style-name="T189"> branch</text:span></text:p>
      <text:p text:style-name="P84"><text:s text:c="3"/><text:span text:style-name="T198">★</text:span> <text:span text:style-name="T188">remote branch</text:span><text:span text:style-name="T122"> = name/branch name</text:span></text:p>
      <text:p text:style-name="P44"><text:s text:c="3"/><text:span text:style-name="T122">ex) origin/master</text:span> </text:p>
      <text:p text:style-name="P84"><text:s text:c="3"/><text:span text:style-name="T198">★</text:span><text:span text:style-name="T142"> </text:span><text:span text:style-name="T188">remote</text:span><text:span text:style-name="T142"> </text:span><text:span text:style-name="T189">branch </text:span><text:span text:style-name="T89">= FETCH_HEAD</text:span></text:p>
      <text:p text:style-name="P31"/>
      <text:p text:style-name="P37"><text:s/>■ <text:span text:style-name="T97">pull requset : branch를 병합할 때 동료의 의견을 듣고 반영하기 위한 작업</text:span></text:p>
      <text:p text:style-name="P84"><text:s/><text:span text:style-name="T196"><text:s/></text:span><text:span text:style-name="T192">★</text:span> 원격 저장 서비스 사이트에서 제공</text:p>
      <text:p text:style-name="P37"><text:s text:c="2"/>e<text:span text:style-name="T123">x) GitHub, GitLab 등</text:span></text:p>
      <text:p text:style-name="P38"><text:s text:c="2"/>▲<text:span text:style-name="T76"> </text:span><text:span text:style-name="T98">Reviewers : 병합할 코드에 품평을 할 수 있는 권한.</text:span></text:p>
      <text:p text:style-name="P38"><text:s text:c="2"/>▲<text:span text:style-name="T76"> </text:span><text:span text:style-name="T98">Assigness : 병합할 코드를 수정 할 수 있는 권한.</text:span></text:p>
      <text:p text:style-name="P84"><text:span text:style-name="T196"><text:s/></text:span><text:s/>▲<text:span text:style-name="T76"> </text:span><text:span text:style-name="T99">draft request : 작업이 아직 끝나지 않았지만 의견을 수용하고 싶을 때 </text:span><text:span text:style-name="T124">pull request 대신 </text:span></text:p>
      <text:p text:style-name="P74"><text:s text:c="5"/>사용한다.</text:p>
      <text:p text:style-name="P85"><text:s text:c="2"/>▲<text:span text:style-name="T76"> </text:span><text:span text:style-name="T100">merge pull request → confirm merge : 최종 병합을 실행한다.</text:span></text:p>
      <text:p text:style-name="P85"><text:s text:c="2"/>▲<text:span text:style-name="T76"> </text:span><text:span text:style-name="T101">review : 여러 개의 리뷰를 처리</text:span></text:p>
      <text:p text:style-name="P85"><text:s text:c="2"/>▲<text:span text:style-name="T76"> </text:span><text:span text:style-name="T102">insert suggestion : 바꿀 코드를 명시 해준다(review 기능에 포함).</text:span></text:p>
      <text:p text:style-name="P85"><text:s text:c="2"/>▲<text:span text:style-name="T76"> 기존 코드 →</text:span><text:span text:style-name="T103"> suggestion에 제안된 코드 : 새로운 commit으로 바로 만들어 줌</text:span></text:p>
      <text:p text:style-name="P39"/>
      <text:p text:style-name="P85"><text:s text:c="2"/>▲<text:span text:style-name="T76"> </text:span><text:span text:style-name="T104">pull request 도중 base가 수정되면 충돌이 발생 할 수 있다. </text:span></text:p>
      <text:p text:style-name="P45"><text:s text:c="5"/>이 경우 원격 저장소에서 <text:span text:style-name="T104">pull request는 중지되고 수정이 필요한 상태가 된다.</text:span></text:p>
      <text:p text:style-name="P75"><text:s text:c="3"/><text:span text:style-name="T192">★</text:span> web editor : web에서 제공하는 편집기로 편집</text:p>
      <text:p text:style-name="P75"><text:s text:c="3"/><text:span text:style-name="T192">★</text:span><text:span text:style-name="T194"> </text:span>command line : 직접 수정</text:p>
      <text:p text:style-name="P85"><text:s text:c="3"/><text:span text:style-name="T192">★</text:span> 현재 <text:span text:style-name="T105">branch에 master를 병합해서 수정(새 버전 만들어짐) → pull request 가능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2-08T14:46:27.273929063</dc:date>
    <meta:editing-duration>PT14H20M21S</meta:editing-duration>
    <meta:editing-cycles>132</meta:editing-cycles>
    <meta:generator>LibreOffice/6.4.6.2$Linux_X86_64 LibreOffice_project/40$Build-2</meta:generator>
    <meta:document-statistic meta:table-count="0" meta:image-count="0" meta:object-count="0" meta:page-count="4" meta:paragraph-count="108" meta:word-count="2058" meta:character-count="4347" meta:non-whitespace-character-count="3298"/>
  </office:meta>
</office:document-meta>
</file>